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Arial4" svg:font-family="Arial"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1" style:family="table-column">
      <style:table-column-properties fo:break-before="auto" style:column-width="4.008cm"/>
    </style:style>
    <style:style style:name="co12" style:family="table-column">
      <style:table-column-properties fo:break-before="auto" style:column-width="4.094cm"/>
    </style:style>
    <style:style style:name="co13" style:family="table-column">
      <style:table-column-properties fo:break-before="auto" style:column-width="3.854cm"/>
    </style:style>
    <style:style style:name="co14" style:family="table-column">
      <style:table-column-properties fo:break-before="auto" style:column-width="4.464cm"/>
    </style:style>
    <style:style style:name="co15" style:family="table-column">
      <style:table-column-properties fo:break-before="auto" style:column-width="4.681cm"/>
    </style:style>
    <style:style style:name="co16" style:family="table-column">
      <style:table-column-properties fo:break-before="auto" style:column-width="3.985cm"/>
    </style:style>
    <style:style style:name="co17" style:family="table-column">
      <style:table-column-properties fo:break-before="auto" style:column-width="4.66cm"/>
    </style:style>
    <style:style style:name="co18" style:family="table-column">
      <style:table-column-properties fo:break-before="auto" style:column-width="4.334cm"/>
    </style:style>
    <style:style style:name="co10" style:family="table-column">
      <style:table-column-properties fo:break-before="auto" style:column-width="2.482cm"/>
    </style:style>
    <style:style style:name="co19" style:family="table-column">
      <style:table-column-properties fo:break-before="auto" style:column-width="3.463cm"/>
    </style:style>
    <style:style style:name="co20" style:family="table-column">
      <style:table-column-properties fo:break-before="auto" style:column-width="6.142cm"/>
    </style:style>
    <style:style style:name="co21" style:family="table-column">
      <style:table-column-properties fo:break-before="auto" style:column-width="2.33cm"/>
    </style:style>
    <style:style style:name="co22" style:family="table-column">
      <style:table-column-properties fo:break-before="auto" style:column-width="9.364cm"/>
    </style:style>
    <style:style style:name="co23" style:family="table-column">
      <style:table-column-properties fo:break-before="auto" style:column-width="4.073cm"/>
    </style:style>
    <style:style style:name="co24" style:family="table-column">
      <style:table-column-properties fo:break-before="auto" style:column-width="5.14cm"/>
    </style:style>
    <style:style style:name="co25" style:family="table-column">
      <style:table-column-properties fo:break-before="auto" style:column-width="3.745cm"/>
    </style:style>
    <style:style style:name="co26" style:family="table-column">
      <style:table-column-properties fo:break-before="auto" style:column-width="5.292cm"/>
    </style:style>
    <style:style style:name="co27" style:family="table-column">
      <style:table-column-properties fo:break-before="auto" style:column-width="4.246cm"/>
    </style:style>
    <style:style style:name="ro34" style:family="table-row">
      <style:table-row-properties style:row-height="2.381cm" fo:break-before="auto" style:use-optimal-row-height="false"/>
    </style:style>
    <style:style style:name="ro35" style:family="table-row">
      <style:table-row-properties style:row-height="2.672cm" fo:break-before="auto" style:use-optimal-row-height="false"/>
    </style:style>
    <style:style style:name="ro32" style:family="table-row">
      <style:table-row-properties style:row-height="0.556cm" fo:break-before="auto" style:use-optimal-row-height="false"/>
    </style:style>
    <style:style style:name="ro33"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937cm" fo:break-before="auto" style:use-optimal-row-height="false"/>
    </style:style>
    <style:style style:name="ro10" style:family="table-row">
      <style:table-row-properties style:row-height="6.523cm" fo:break-before="auto" style:use-optimal-row-height="true"/>
    </style:style>
    <style:style style:name="ro11" style:family="table-row">
      <style:table-row-properties style:row-height="2.06cm" fo:break-before="auto" style:use-optimal-row-height="true"/>
    </style:style>
    <style:style style:name="ro12" style:family="table-row">
      <style:table-row-properties style:row-height="6.884cm" fo:break-before="auto" style:use-optimal-row-height="true"/>
    </style:style>
    <style:style style:name="ro13" style:family="table-row">
      <style:table-row-properties style:row-height="2.72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3.888cm" fo:break-before="auto" style:use-optimal-row-height="true"/>
    </style:style>
    <style:style style:name="ro16" style:family="table-row">
      <style:table-row-properties style:row-height="2.464cm" fo:break-before="auto" style:use-optimal-row-height="true"/>
    </style:style>
    <style:style style:name="ro17" style:family="table-row">
      <style:table-row-properties style:row-height="5.313cm" fo:break-before="auto" style:use-optimal-row-height="true"/>
    </style:style>
    <style:style style:name="ro18" style:family="table-row">
      <style:table-row-properties style:row-height="3.096cm" fo:break-before="auto" style:use-optimal-row-height="false"/>
    </style:style>
    <style:style style:name="ro19" style:family="table-row">
      <style:table-row-properties style:row-height="3.124cm" fo:break-before="auto" style:use-optimal-row-height="true"/>
    </style:style>
    <style:style style:name="ro20" style:family="table-row">
      <style:table-row-properties style:row-height="3.93cm" fo:break-before="auto" style:use-optimal-row-height="true"/>
    </style:style>
    <style:style style:name="ro21" style:family="table-row">
      <style:table-row-properties style:row-height="2.506cm" fo:break-before="auto" style:use-optimal-row-height="true"/>
    </style:style>
    <style:style style:name="ro22" style:family="table-row">
      <style:table-row-properties style:row-height="3.612cm" fo:break-before="auto" style:use-optimal-row-height="true"/>
    </style:style>
    <style:style style:name="ro23" style:family="table-row">
      <style:table-row-properties style:row-height="4.505cm" fo:break-before="auto" style:use-optimal-row-height="true"/>
    </style:style>
    <style:style style:name="ro24" style:family="table-row">
      <style:table-row-properties style:row-height="2.678cm" fo:break-before="auto" style:use-optimal-row-height="true"/>
    </style:style>
    <style:style style:name="ro25" style:family="table-row">
      <style:table-row-properties style:row-height="3.57cm" fo:break-before="auto" style:use-optimal-row-height="true"/>
    </style:style>
    <style:style style:name="ro26" style:family="table-row">
      <style:table-row-properties style:row-height="3.314cm" fo:break-before="auto" style:use-optimal-row-height="true"/>
    </style:style>
    <style:style style:name="ro27" style:family="table-row">
      <style:table-row-properties style:row-height="5.099cm" fo:break-before="auto" style:use-optimal-row-height="false"/>
    </style:style>
    <style:style style:name="ro28" style:family="table-row">
      <style:table-row-properties style:row-height="4.526cm" fo:break-before="auto" style:use-optimal-row-height="true"/>
    </style:style>
    <style:style style:name="ro29" style:family="table-row">
      <style:table-row-properties style:row-height="4.93cm" fo:break-before="auto" style:use-optimal-row-height="true"/>
    </style:style>
    <style:style style:name="ro30" style:family="table-row">
      <style:table-row-properties style:row-height="4.122cm" fo:break-before="auto" style:use-optimal-row-height="true"/>
    </style:style>
    <style:style style:name="ro31" style:family="table-row">
      <style:table-row-properties style:row-height="3.718cm" fo:break-before="auto" style:use-optimal-row-height="true"/>
    </style:style>
    <style:style style:name="ro36" style:family="table-row">
      <style:table-row-properties style:row-height="5.334cm" fo:break-before="auto" style:use-optimal-row-height="true"/>
    </style:style>
    <style:style style:name="ro37" style:family="table-row">
      <style:table-row-properties style:row-height="5.759cm" fo:break-before="auto" style:use-optimal-row-height="true"/>
    </style:style>
    <style:style style:name="ro38" style:family="table-row">
      <style:table-row-properties style:row-height="6.565cm" fo:break-before="auto" style:use-optimal-row-height="true"/>
    </style:style>
    <style:style style:name="ro39" style:family="table-row">
      <style:table-row-properties style:row-height="0.57cm" fo:break-before="auto" style:use-optimal-row-height="tru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25"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data-style-name="N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value-type" style:repeat-content="false" fo:wrap-option="wrap" style:vertical-align="middle"/>
      <style:paragraph-properties fo:margin-left="0cm"/>
      <style:text-properties style:font-name="Arial1"/>
    </style:style>
    <style:style style:name="ce52" style:family="table-cell" style:parent-style-name="Default">
      <style:table-cell-properties fo:wrap-option="wrap"/>
      <style:text-properties style:font-name="Arial1"/>
    </style:style>
    <style:style style:name="ce53" style:family="table-cell" style:parent-style-name="Default">
      <style:text-properties style:font-name="Arial1"/>
    </style:style>
    <style:style style:name="ce55" style:family="table-cell" style:parent-style-name="Default">
      <style:table-cell-properties fo:background-color="#ffff00" fo:wrap-option="wrap"/>
      <style:text-properties style:font-name="Arial1"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4" style:font-size-complex="10pt" style:font-style-complex="normal" style:font-weight-complex="normal"/>
    </style:style>
    <style:style style:name="ce107" style:family="table-cell" style:parent-style-name="Default">
      <style:table-cell-properties style:diagonal-bl-tr="none" style:diagonal-tl-br="none"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4"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4"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font-name-asian="Arial2" style:font-size-asian="10pt" style:font-style-asian="normal" style:font-weight-asian="normal" style:font-name-complex="Arial4"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I2"/>
      <style:map style:condition="cell-content()=&quot;Fail&quot;" style:apply-style-name="ConditionalStyle_5f_6" style:base-cell-address="TestCases.I2"/>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I2"/>
      <style:map style:condition="cell-content()=&quot;Fail&quot;" style:apply-style-name="ConditionalStyle_5f_6" style:base-cell-address="TestCases.I2"/>
    </style:style>
    <style:style style:name="ce11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Pass&quot;" style:apply-style-name="ConditionalStyle_5f_7" style:base-cell-address="TestCases.I2"/>
      <style:map style:condition="cell-content()=&quot;Fail&quot;" style:apply-style-name="ConditionalStyle_5f_6" style:base-cell-address="TestCases.I2"/>
    </style:style>
    <style:style style:name="ce12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Pass&quot;" style:apply-style-name="ConditionalStyle_5f_7" style:base-cell-address="TestCases.I2"/>
      <style:map style:condition="cell-content()=&quot;Fail&quot;" style:apply-style-name="ConditionalStyle_5f_6" style:base-cell-address="TestCases.I2"/>
    </style:style>
    <style:style style:name="ce121" style:family="table-cell" style:parent-style-name="Default">
      <style:table-cell-properties style:diagonal-bl-tr="none" style:diagonal-tl-br="none" style:text-align-source="value-type" style:repeat-content="false" fo:background-color="transparent"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Pass&quot;" style:apply-style-name="ConditionalStyle_5f_7" style:base-cell-address="TestCases.I2"/>
      <style:map style:condition="cell-content()=&quot;Fail&quot;" style:apply-style-name="ConditionalStyle_5f_6" style:base-cell-address="TestCases.I2"/>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wrap-option="wrap" style:vertical-align="middle"/>
      <style:text-properties style:font-name="Arial1"/>
    </style:style>
    <style:style style:name="ce129" style:family="table-cell" style:parent-style-name="Default">
      <style:table-cell-properties style:text-align-source="fix" style:repeat-content="false" fo:wrap-option="wrap"/>
      <style:paragraph-properties fo:text-align="center" fo:margin-left="0cm"/>
      <style:text-properties style:font-name="Arial1"/>
    </style:style>
    <style:style style:name="ce130" style:family="table-cell" style:parent-style-name="Default">
      <style:table-cell-properties fo:background-color="transparent" fo:wrap-option="wrap"/>
      <style:text-properties style:font-name="Arial1"/>
    </style:style>
    <style:style style:name="ce131"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3" style:family="table-cell" style:parent-style-name="Default" style:data-style-name="N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4"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5"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style:style>
    <style:style style:name="T3"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6"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7"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9" style:family="text">
      <style:text-properties style:font-name="Verdana"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Verdana" style:font-size-asian="10pt" style:font-size-complex="10pt"/>
    </style:style>
    <style:style style:name="T11" style:family="text">
      <style:text-properties style:font-name="Verdana"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2"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3"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4"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8"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19"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9" table:default-cell-style-name="ce53"/>
        <table:table-column table:style-name="co20" table:default-cell-style-name="ce53"/>
        <table:table-column table:style-name="co21" table:number-columns-repeated="2" table:default-cell-style-name="ce53"/>
        <table:table-column table:style-name="co22" table:default-cell-style-name="ce53"/>
        <table:table-column table:style-name="co23" table:default-cell-style-name="ce53"/>
        <table:table-column table:style-name="co24" table:default-cell-style-name="ce53"/>
        <table:table-column table:style-name="co25" table:default-cell-style-name="ce53"/>
        <table:table-column table:style-name="co26" table:default-cell-style-name="ce53"/>
        <table:table-column table:style-name="co27" table:default-cell-style-name="ce53"/>
        <table:table-column table:style-name="co10" table:number-columns-repeated="1014" table:default-cell-style-name="ce53"/>
        <table:table-row table:style-name="ro5">
          <table:table-cell table:style-name="ce2" office:value-type="string" calcext:value-type="string">
            <text:p>Test Suite/Scenario</text:p>
          </table:table-cell>
          <table:table-cell table:style-name="ce2" office:value-type="string" calcext:value-type="string">
            <text:p>TestCaseID - 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2" office:value-type="string" calcext:value-type="string">
            <text:p>Pass/Fail/Blocked</text:p>
          </table:table-cell>
          <table:table-cell table:style-name="ce2" office:value-type="string" calcext:value-type="string">
            <text:p>BUG ID</text:p>
          </table:table-cell>
          <table:table-cell table:number-columns-repeated="1014"/>
        </table:table-row>
        <table:table-row table:style-name="ro6">
          <table:table-cell table:style-name="ce3" office:value-type="string" calcext:value-type="string" table:number-columns-spanned="1" table:number-rows-spanned="7">
            <text:p>Login button</text:p>
          </table:table-cell>
          <table:table-cell table:style-name="ce55" office:value-type="string" calcext:value-type="string">
            <text:p>1. Field “Username” and “Password” <text:s/>with valid data</text:p>
          </table:table-cell>
          <table:table-cell table:style-name="ce79" office:value-type="string" calcext:value-type="string">
            <text:p>P1</text:p>
          </table:table-cell>
          <table:table-cell table:style-name="ce79"/>
          <table:table-cell table:style-name="ce104" office:value-type="string" calcext:value-type="string">
            <text:p><text:span text:style-name="T2">1. access site</text:span></text:p>
            <text:p><text:span text:style-name="T2">2. insert valid data in field “Username”</text:span></text:p>
            <text:p><text:span text:style-name="T1">3. insert valid data in field “Password”</text:span></text:p>
            <text:p><text:span text:style-name="T1">4. press “Login” button</text:span></text:p>
          </table:table-cell>
          <table:table-cell table:style-name="ce105" office:value-type="string" calcext:value-type="string">
            <text:p>Username: Mada</text:p>
            <text:p>Password: 123!M</text:p>
          </table:table-cell>
          <table:table-cell table:style-name="ce104" office:value-type="string" calcext:value-type="string">
            <text:p>The user is redirected to Home page</text:p>
          </table:table-cell>
          <table:table-cell table:style-name="ce114"/>
          <table:table-cell table:style-name="ce116"/>
          <table:table-cell table:style-name="ce122"/>
          <table:table-cell table:number-columns-repeated="1014"/>
        </table:table-row>
        <table:table-row table:style-name="ro7">
          <table:covered-table-cell table:style-name="ce4"/>
          <table:table-cell table:style-name="ce56" office:value-type="string" calcext:value-type="string">
            <text:p>2. 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1">1. access</text:span><text:span text:style-name="T3"> site</text:span></text:p>
            <text:p><text:span text:style-name="T3">2. insert valid data in field “Username”</text:span></text:p>
            <text:p><text:span text:style-name="T3">3. insert invalid data in field “Password”</text:span></text:p>
            <text:p><text:span text:style-name="T3">4. press “Login” button</text:span></text:p>
          </table:table-cell>
          <table:table-cell table:style-name="ce105" office:value-type="string" calcext:value-type="string">
            <text:p><text:span text:style-name="T1">Username: Mada</text:span></text:p>
            <text:p><text:span text:style-name="T1">Password: 123</text:span></text:p>
          </table:table-cell>
          <table:table-cell table:style-name="ce104" office:value-type="string" calcext:value-type="string">
            <text:p>Login button returns the message: <text:span text:style-name="T8">Epic sadface: Username and password do not match any user in this service</text:span></text:p>
          </table:table-cell>
          <table:table-cell table:style-name="ce114"/>
          <table:table-cell table:style-name="ce116"/>
          <table:table-cell table:style-name="ce122"/>
          <table:table-cell table:number-columns-repeated="1014"/>
        </table:table-row>
        <table:table-row table:style-name="ro8">
          <table:covered-table-cell table:style-name="ce5"/>
          <table:table-cell table:style-name="ce56" office:value-type="string" calcext:value-type="string">
            <text:p>3. 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1">1. access</text:span><text:span text:style-name="T3"> site</text:span></text:p>
            <text:p><text:span text:style-name="T3">2. insert valid data in field “Username”</text:span></text:p>
            <text:p><text:span text:style-name="T3">3. leave empty the field “Password”</text:span></text:p>
            <text:p><text:span text:style-name="T3">4. press “Login” button</text:span></text:p>
          </table:table-cell>
          <table:table-cell table:style-name="ce105" office:value-type="string" calcext:value-type="string">
            <text:p><text:span text:style-name="T3">Username: Mada</text:span></text:p>
            <text:p><text:span text:style-name="T3">Password: no data, empty field</text:span></text:p>
          </table:table-cell>
          <table:table-cell table:style-name="ce111" office:value-type="string" calcext:value-type="string">
            <text:p><text:span text:style-name="T9">Login button returns the message: </text:span><text:span text:style-name="T10">Epic sadface: Password is required</text:span></text:p>
          </table:table-cell>
          <table:table-cell table:style-name="ce114"/>
          <table:table-cell table:style-name="ce116"/>
          <table:table-cell table:style-name="ce122"/>
          <table:table-cell table:number-columns-repeated="1014"/>
        </table:table-row>
        <table:table-row table:style-name="ro7">
          <table:covered-table-cell table:style-name="ce13"/>
          <table:table-cell table:style-name="ce56" office:value-type="string" calcext:value-type="string">
            <text:p>4. 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1">1. access</text:span><text:span text:style-name="T3"> site</text:span></text:p>
            <text:p><text:span text:style-name="T3">2. insert invalid data in field “Username”</text:span></text:p>
            <text:p><text:span text:style-name="T3">3. insert valid data in field “Password”</text:span></text:p>
            <text:p><text:span text:style-name="T3">4. press “Login” button</text:span></text:p>
          </table:table-cell>
          <table:table-cell table:style-name="ce105" office:value-type="string" calcext:value-type="string">
            <text:p><text:span text:style-name="T3">Username: Ana</text:span></text:p>
            <text:p><text:span text:style-name="T3">Password: 123!M</text:span></text:p>
          </table:table-cell>
          <table:table-cell table:style-name="ce104" office:value-type="string" calcext:value-type="string">
            <text:p><text:span text:style-name="T4">Login button returns the message: </text:span><text:span text:style-name="T11">Epic sadface: Username and password do not match any user in this service</text:span></text:p>
          </table:table-cell>
          <table:table-cell table:style-name="ce115"/>
          <table:table-cell table:style-name="ce116"/>
          <table:table-cell table:style-name="ce122"/>
          <table:table-cell table:number-columns-repeated="1014"/>
        </table:table-row>
        <table:table-row table:style-name="ro9">
          <table:covered-table-cell table:style-name="ce13"/>
          <table:table-cell table:style-name="ce56" office:value-type="string" calcext:value-type="string">
            <text:p>5. 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1">1. access</text:span><text:span text:style-name="T3"> site</text:span></text:p>
            <text:p><text:span text:style-name="T3">2. leave empty the field “Username”</text:span></text:p>
            <text:p><text:span text:style-name="T3">3. insert valid data in field “Password”</text:span></text:p>
            <text:p><text:span text:style-name="T3">4. press “Login” button</text:span></text:p>
          </table:table-cell>
          <table:table-cell table:style-name="ce105" office:value-type="string" calcext:value-type="string">
            <text:p><text:span text:style-name="T3">Username: no data, empty field</text:span></text:p>
            <text:p><text:span text:style-name="T3">Password: 123!M</text:span></text:p>
          </table:table-cell>
          <table:table-cell table:style-name="ce104" office:value-type="string" calcext:value-type="string">
            <text:p><text:span text:style-name="T4">Login button returns the message: </text:span><text:span text:style-name="T12">Epic sadface: Username is required</text:span></text:p>
          </table:table-cell>
          <table:table-cell table:style-name="ce115"/>
          <table:table-cell table:style-name="ce116"/>
          <table:table-cell table:style-name="ce122"/>
          <table:table-cell table:number-columns-repeated="1014"/>
        </table:table-row>
        <table:table-row table:style-name="ro9">
          <table:covered-table-cell table:style-name="ce13"/>
          <table:table-cell table:style-name="ce56" office:value-type="string" calcext:value-type="string">
            <text:p>6. 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1">1. access</text:span><text:span text:style-name="T3"> site</text:span></text:p>
            <text:p><text:span text:style-name="T3">2. leave empty the field “Username”</text:span></text:p>
            <text:p><text:span text:style-name="T3">3. leave empty the field “Password”</text:span></text:p>
            <text:p><text:span text:style-name="T3">4. press “Login” button</text:span></text:p>
          </table:table-cell>
          <table:table-cell table:style-name="ce105" office:value-type="string" calcext:value-type="string">
            <text:p><text:span text:style-name="T3">Username: no data, empty field</text:span></text:p>
            <text:p><text:span text:style-name="T3">Password: no data, empty field</text:span></text:p>
          </table:table-cell>
          <table:table-cell table:style-name="ce112" office:value-type="string" calcext:value-type="string">
            <text:p><text:span text:style-name="T3">Login button returns  messages: </text:span><text:span text:style-name="T13">Epic sadface: Username is required</text:span></text:p>
          </table:table-cell>
          <table:table-cell table:style-name="ce115"/>
          <table:table-cell table:style-name="ce116"/>
          <table:table-cell table:style-name="ce122"/>
          <table:table-cell table:number-columns-repeated="1014"/>
        </table:table-row>
        <table:table-row table:style-name="ro9">
          <table:covered-table-cell table:style-name="ce13"/>
          <table:table-cell table:style-name="ce56" office:value-type="string" calcext:value-type="string">
            <text:p>7. 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4">1. </text:span><text:span text:style-name="T5">access</text:span><text:span text:style-name="T6"> site</text:span></text:p>
            <text:p><text:span text:style-name="T4">2. insert valid data in field “Password” </text:span></text:p>
          </table:table-cell>
          <table:table-cell table:style-name="ce105" office:value-type="string" calcext:value-type="string">
            <text:p>Password: 123!M</text:p>
          </table:table-cell>
          <table:table-cell table:style-name="ce104" office:value-type="string" calcext:value-type="string">
            <text:p>In the field “Password” appears 5 dots.</text:p>
          </table:table-cell>
          <table:table-cell table:style-name="ce115"/>
          <table:table-cell table:style-name="ce116"/>
          <table:table-cell table:style-name="ce122"/>
          <table:table-cell table:number-columns-repeated="1014"/>
        </table:table-row>
        <table:table-row table:style-name="ro10">
          <table:table-cell table:style-name="ce21" office:value-type="string" calcext:value-type="string" table:number-columns-spanned="1" table:number-rows-spanned="13">
            <text:p>Home page</text:p>
          </table:table-cell>
          <table:table-cell table:style-name="ce57" office:value-type="string" calcext:value-type="string">
            <text:p>8. 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4">1. </text:span><text:span text:style-name="T5">access</text:span><text:span text:style-name="T6"> site</text:span></text:p>
            <text:p><text:span text:style-name="T4">2. insert valid data in field “Username”</text:span></text:p>
            <text:p><text:span text:style-name="T4">3. insert valid data in field “Password”</text:span></text:p>
            <text:p><text:span text:style-name="T4">4. press “Login” button</text:span></text:p>
          </table:table-cell>
          <table:table-cell table:style-name="ce105" office:value-type="string" calcext:value-type="string">
            <text:p><text:span text:style-name="T1">Username: Mada</text:span></text:p>
            <text:p><text:span text:style-name="T1">Password: 123!M</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ce115"/>
          <table:table-cell table:style-name="ce116"/>
          <table:table-cell table:style-name="ce122"/>
          <table:table-cell table:number-columns-repeated="1014"/>
        </table:table-row>
        <table:table-row table:style-name="ro11">
          <table:covered-table-cell table:style-name="ce30"/>
          <table:table-cell table:style-name="ce57" office:value-type="string" calcext:value-type="string">
            <text:p>9. Check list of products</text:p>
          </table:table-cell>
          <table:table-cell table:style-name="ce80" office:value-type="string" calcext:value-type="string">
            <text:p>P1</text:p>
          </table:table-cell>
          <table:table-cell table:style-name="ce103"/>
          <table:table-cell table:style-name="ce62" office:value-type="string" calcext:value-type="string">
            <text:p><text:span text:style-name="T1">1. 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check list of products</text:span></text:p>
          </table:table-cell>
          <table:table-cell table:style-name="ce107" office:value-type="string" calcext:value-type="string">
            <text:p><text:span text:style-name="T7">Username: Mada</text:span></text:p>
            <text:p><text:span text:style-name="T7">Password: 123!M</text:span></text:p>
          </table:table-cell>
          <table:table-cell table:style-name="ce20" office:value-type="string" calcext:value-type="string">
            <text:p>Every product have one image, name, description, price and a button “add to cart”.</text:p>
          </table:table-cell>
          <table:table-cell table:style-name="ce103"/>
          <table:table-cell table:style-name="ce116"/>
          <table:table-cell table:style-name="ce123"/>
          <table:table-cell table:number-columns-repeated="1014"/>
        </table:table-row>
        <table:table-row table:style-name="ro12">
          <table:covered-table-cell table:style-name="ce18"/>
          <table:table-cell table:style-name="ce57" office:value-type="string" calcext:value-type="string">
            <text:p>10. Check redirect to “Single product page” – by pressing name of product on the Home page</text:p>
          </table:table-cell>
          <table:table-cell table:style-name="ce85" office:value-type="string" calcext:value-type="string">
            <text:p>P1</text:p>
          </table:table-cell>
          <table:table-cell table:style-name="ce18"/>
          <table:table-cell table:style-name="ce62" office:value-type="string" calcext:value-type="string">
            <text:p><text:span text:style-name="T1">1. 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name of one product</text:span></text:p>
          </table:table-cell>
          <table:table-cell table:style-name="ce20" office:value-type="string" calcext:value-type="string">
            <text:p><text:span text:style-name="T7">Username: Mada</text:span></text:p>
            <text:p><text:span text:style-name="T7">Password: 123!M</text:span></text:p>
            <text:p><text:span text:style-name="T7">Product: …</text:span></text:p>
          </table:table-cell>
          <table:table-cell table:style-name="ce20" office:value-type="string" calcext:value-type="string">
            <text:p><text:span text:style-name="T1">Redirecting to “Single product page” for the product chosen where we have the same information about product (image, name, description, price and a button “add to cart”), the components of the home page (</text:span><text:span text:style-name="T6">company logo up in the center, a menu button in the upper left with All Items, About, Logout, Reset app state, icon off a cart up on the right) and “back to products” button under menu button</text:span></text:p>
          </table:table-cell>
          <table:table-cell table:style-name="ce18"/>
          <table:table-cell table:style-name="ce116"/>
          <table:table-cell table:style-name="ce124"/>
          <table:table-cell table:style-name="ce52" table:number-columns-repeated="1014"/>
        </table:table-row>
        <table:table-row table:style-name="ro12">
          <table:covered-table-cell table:style-name="ce18"/>
          <table:table-cell table:style-name="ce57" office:value-type="string" calcext:value-type="string">
            <text:p><text:span text:style-name="T1">11. Check redirect</text:span> to “Single product page” – by pressing image of product on the Home page</text:p>
          </table:table-cell>
          <table:table-cell table:style-name="ce86" office:value-type="string" calcext:value-type="string">
            <text:p>P1</text:p>
          </table:table-cell>
          <table:table-cell table:style-name="ce18"/>
          <table:table-cell table:style-name="ce62" office:value-type="string" calcext:value-type="string">
            <text:p><text:span text:style-name="T1">1. 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image of one product</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text:span text:style-name="T1">Redirecting to “Single product page” for the product chosen where we have the same information about product (image, name, description, price and a button “add to cart”), the components of the home page (</text:span><text:span text:style-name="T6">company logo up in the center, a menu button in the upper left with All Items, About, Logout, Reset app state, icon off a cart up on the right) and “back to products” button under menu button</text:span></text:p>
          </table:table-cell>
          <table:table-cell table:style-name="ce18"/>
          <table:table-cell table:style-name="ce116"/>
          <table:table-cell table:style-name="ce124"/>
          <table:table-cell table:style-name="ce52" table:number-columns-repeated="1014"/>
        </table:table-row>
        <table:table-row table:style-name="ro13">
          <table:covered-table-cell table:style-name="ce18"/>
          <table:table-cell table:style-name="ce57" office:value-type="string" calcext:value-type="string">
            <text:p>12. Test sorting filter – sorting by name (A to Z)</text:p>
          </table:table-cell>
          <table:table-cell table:style-name="ce86" office:value-type="string" calcext:value-type="string">
            <text:p>P1</text:p>
          </table:table-cell>
          <table:table-cell table:style-name="ce18"/>
          <table:table-cell table:style-name="ce106" office:value-type="string" calcext:value-type="string">
            <text:p><text:span text:style-name="T4">1. </text:span><text:span text:style-name="T5">access</text:span><text:span text:style-name="T6"> site</text:span></text:p>
            <text:p><text:span text:style-name="T4">2. insert valid data in field “Username”</text:span></text:p>
            <text:p><text:span text:style-name="T4">3. insert valid data in field “Password”</text:span></text:p>
            <text:p><text:span text:style-name="T4">4. press “Login” button</text:span></text:p>
            <text:p><text:span text:style-name="T4">5. verify first default state of sorting filter is sort by name (A to Z)</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Products are sorted by name from A to Z.</text:p>
          </table:table-cell>
          <table:table-cell table:style-name="ce18"/>
          <table:table-cell table:style-name="ce116"/>
          <table:table-cell table:style-name="ce124"/>
          <table:table-cell table:style-name="ce52" table:number-columns-repeated="1014"/>
        </table:table-row>
        <table:table-row table:style-name="ro13">
          <table:covered-table-cell table:style-name="ce18"/>
          <table:table-cell table:style-name="ce57" office:value-type="string" calcext:value-type="string">
            <text:p>13. Test sorting filter – sorting by name (Z to A)</text:p>
          </table:table-cell>
          <table:table-cell table:style-name="ce86" office:value-type="string" calcext:value-type="string">
            <text:p>P1</text:p>
          </table:table-cell>
          <table:table-cell table:style-name="ce18"/>
          <table:table-cell table:style-name="ce62" office:value-type="string" calcext:value-type="string">
            <text:p><text:span text:style-name="T4">1. </text:span><text:span text:style-name="T5">access</text:span><text:span text:style-name="T6">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name (Z to A)</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Products are sorted by name from Z to A.</text:p>
          </table:table-cell>
          <table:table-cell table:style-name="ce18"/>
          <table:table-cell table:style-name="ce116"/>
          <table:table-cell table:style-name="ce124"/>
          <table:table-cell table:style-name="ce52" table:number-columns-repeated="1014"/>
        </table:table-row>
        <table:table-row table:style-name="ro13">
          <table:covered-table-cell table:style-name="ce18"/>
          <table:table-cell table:style-name="ce57" office:value-type="string" calcext:value-type="string">
            <text:p>14. Test sorting filter – sorting by price (low to high)</text:p>
          </table:table-cell>
          <table:table-cell table:style-name="ce86" office:value-type="string" calcext:value-type="string">
            <text:p>P1</text:p>
          </table:table-cell>
          <table:table-cell table:style-name="ce18"/>
          <table:table-cell table:style-name="ce62" office:value-type="string" calcext:value-type="string">
            <text:p><text:span text:style-name="T4">1. </text:span><text:span text:style-name="T5">access</text:span><text:span text:style-name="T6">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price (low to high)</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text:span text:style-name="T1">Products are sorted </text:span>by price from low to high.</text:p>
          </table:table-cell>
          <table:table-cell table:style-name="ce18"/>
          <table:table-cell table:style-name="ce116"/>
          <table:table-cell table:style-name="ce124"/>
          <table:table-cell table:style-name="ce52" table:number-columns-repeated="1014"/>
        </table:table-row>
        <table:table-row table:style-name="ro13">
          <table:covered-table-cell table:style-name="ce18"/>
          <table:table-cell table:style-name="ce57" office:value-type="string" calcext:value-type="string">
            <text:p>15. Test sorting filter – sorting by price (high to low)</text:p>
          </table:table-cell>
          <table:table-cell table:style-name="ce86" office:value-type="string" calcext:value-type="string">
            <text:p>P1</text:p>
          </table:table-cell>
          <table:table-cell table:style-name="ce18"/>
          <table:table-cell table:style-name="ce62" office:value-type="string" calcext:value-type="string">
            <text:p><text:span text:style-name="T4">1. </text:span><text:span text:style-name="T5">access</text:span><text:span text:style-name="T6">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price (high to low)</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text:span text:style-name="T1">Products are sorted </text:span>by price from high to low.</text:p>
          </table:table-cell>
          <table:table-cell table:style-name="ce18"/>
          <table:table-cell table:style-name="ce116"/>
          <table:table-cell table:style-name="ce124"/>
          <table:table-cell table:style-name="ce52" table:number-columns-repeated="1014"/>
        </table:table-row>
        <table:table-row table:style-name="ro14">
          <table:covered-table-cell table:style-name="ce18"/>
          <table:table-cell table:style-name="ce57" office:value-type="string" calcext:value-type="string">
            <text:p>16. Add one product to basket from Home page</text:p>
          </table:table-cell>
          <table:table-cell table:style-name="ce86" office:value-type="string" calcext:value-type="string">
            <text:p>P1</text:p>
          </table:table-cell>
          <table:table-cell table:style-name="ce18"/>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one product</text:span></text:p>
            <text:p><text:span text:style-name="T4">6. </text:span><text:span text:style-name="T5">press the icon off the cart </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text:span text:style-name="T1">By pressing “add to cart” button from one product, the product is added to cart and the number 1 appears next to the cart and also the ”</text:span>add to cart” button of product from Home page is modified in “remove” button</text:p>
          </table:table-cell>
          <table:table-cell table:style-name="ce18"/>
          <table:table-cell table:style-name="ce116"/>
          <table:table-cell table:style-name="ce124"/>
          <table:table-cell table:style-name="ce52" table:number-columns-repeated="1014"/>
        </table:table-row>
        <table:table-row table:style-name="ro14">
          <table:covered-table-cell table:style-name="ce18"/>
          <table:table-cell table:style-name="ce57" office:value-type="string" calcext:value-type="string">
            <text:p>17. Add all 6 products to basket from Home page</text:p>
          </table:table-cell>
          <table:table-cell table:style-name="ce86" office:value-type="string" calcext:value-type="string">
            <text:p>P1</text:p>
          </table:table-cell>
          <table:table-cell table:style-name="ce18"/>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all 6 products</text:span></text:p>
            <text:p><text:span text:style-name="T4">6. </text:span><text:span text:style-name="T5">press the icon off the cart </text:span></text:p>
          </table:table-cell>
          <table:table-cell table:style-name="ce20" office:value-type="string" calcext:value-type="string">
            <text:p><text:span text:style-name="T1">Username: Mada</text:span></text:p>
            <text:p><text:span text:style-name="T1">Password: 123!M</text:span></text:p>
            <text:p><text:span text:style-name="T1">Products: all</text:span></text:p>
          </table:table-cell>
          <table:table-cell table:style-name="ce20"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ce18"/>
          <table:table-cell table:style-name="ce116"/>
          <table:table-cell table:style-name="ce124"/>
          <table:table-cell table:style-name="ce52" table:number-columns-repeated="1014"/>
        </table:table-row>
        <table:table-row table:style-name="ro15">
          <table:covered-table-cell table:style-name="ce18"/>
          <table:table-cell table:style-name="ce57" office:value-type="string" calcext:value-type="string">
            <text:p>18. Test “remove” button from Home page</text:p>
          </table:table-cell>
          <table:table-cell table:style-name="ce86" office:value-type="string" calcext:value-type="string">
            <text:p>P1</text:p>
          </table:table-cell>
          <table:table-cell table:style-name="ce18"/>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text:span><text:span text:style-name="T5">“add to cart” button</text:span></text:p>
            <text:p><text:span text:style-name="T1">6.  click the icon off the cart </text:span></text:p>
            <text:p><text:span text:style-name="T1">7.  press “continue shopping”</text:span></text:p>
            <text:p><text:span text:style-name="T1">6.  press “remove” button</text:span></text:p>
            <text:p><text:span text:style-name="T1">7.  click the icon off the cart  </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pressing “remove” button from Home page, the product is removed to cart </text:p>
          </table:table-cell>
          <table:table-cell table:style-name="ce18"/>
          <table:table-cell table:style-name="ce116"/>
          <table:table-cell table:style-name="ce124"/>
          <table:table-cell table:style-name="ce52" table:number-columns-repeated="1014"/>
        </table:table-row>
        <table:table-row table:style-name="ro16">
          <table:covered-table-cell table:style-name="ce18"/>
          <table:table-cell table:style-name="ce57" office:value-type="string" calcext:value-type="string">
            <text:p>19. Test “About” from menu button from Home page</text:p>
          </table:table-cell>
          <table:table-cell table:style-name="ce86" office:value-type="string" calcext:value-type="string">
            <text:p>P1</text:p>
          </table:table-cell>
          <table:table-cell table:style-name="ce18"/>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lick “About” from menu button </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By pressing “About” from menu button from Home page, is redirected to other page with presentation of the testing tools of the company who made the site</text:p>
          </table:table-cell>
          <table:table-cell table:style-name="ce18"/>
          <table:table-cell table:style-name="ce116"/>
          <table:table-cell table:style-name="ce124"/>
          <table:table-cell table:style-name="ce52" table:number-columns-repeated="1014"/>
        </table:table-row>
        <table:table-row table:style-name="ro17">
          <table:covered-table-cell table:style-name="ce18"/>
          <table:table-cell table:style-name="ce57" office:value-type="string" calcext:value-type="string">
            <text:p>20. Test “Logout” from menu button (with items added to the cart) and login again </text:p>
          </table:table-cell>
          <table:table-cell table:style-name="ce86" office:value-type="string" calcext:value-type="string">
            <text:p>P1</text:p>
          </table:table-cell>
          <table:table-cell table:style-name="ce18"/>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one product </text:span></text:p>
            <text:p><text:span text:style-name="T4">6. press “Logout” from menu button </text:span></text:p>
            <text:p><text:span text:style-name="T4">7. insert the same valid data in field “Username”</text:span></text:p>
            <text:p><text:span text:style-name="T4">8. insert the same valid data in field “Password”</text:span></text:p>
            <text:p><text:span text:style-name="T4">9. press “Login” button</text:span></text:p>
            <text:p><text:span text:style-name="T4">10.</text:span><text:span text:style-name="T5">press the icon off the cart </text:span></text:p>
            <text:p/>
            <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clicking on the logout button user is log out of the account. By login again, the item added to the cart remained in the basket.</text:p>
          </table:table-cell>
          <table:table-cell table:style-name="ce18"/>
          <table:table-cell table:style-name="ce116"/>
          <table:table-cell table:style-name="ce124"/>
          <table:table-cell table:style-name="ce52" table:number-columns-repeated="1014"/>
        </table:table-row>
        <table:table-row table:style-name="ro18">
          <table:table-cell table:style-name="ce33" office:value-type="string" calcext:value-type="string" table:number-columns-spanned="1" table:number-rows-spanned="8">
            <text:p>Single product page</text:p>
          </table:table-cell>
          <table:table-cell table:style-name="ce58" office:value-type="string" calcext:value-type="string">
            <text:p>21. Test “back to products” button</text:p>
          </table:table-cell>
          <table:table-cell table:style-name="ce85" office:value-type="string" calcext:value-type="string">
            <text:p>P1</text:p>
          </table:table-cell>
          <table:table-cell table:style-name="ce20"/>
          <table:table-cell table:style-name="ce62" office:value-type="string" calcext:value-type="string">
            <text:p><text:span text:style-name="T1">1. </text:span><text:span text:style-name="T6">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image of one product</text:span></text:p>
            <text:p><text:span text:style-name="T4">6. press </text:span><text:span text:style-name="T5">“back to products” button</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ack to products” button redirect to Home page</text:p>
          </table:table-cell>
          <table:table-cell table:style-name="ce20"/>
          <table:table-cell table:style-name="ce117"/>
          <table:table-cell table:style-name="ce125"/>
          <table:table-cell table:style-name="ce128"/>
          <table:table-cell table:style-name="ce52" table:number-columns-repeated="1013"/>
        </table:table-row>
        <table:table-row table:style-name="ro19">
          <table:covered-table-cell table:style-name="ce20"/>
          <table:table-cell table:style-name="ce58" office:value-type="string" calcext:value-type="string">
            <text:p>22. Test “add to cart” button from Single product page</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image of one product</text:span></text:p>
            <text:p><text:span text:style-name="T4">6. press </text:span><text:span text:style-name="T5">“add to cart” button</text:span></text:p>
            <text:p><text:span text:style-name="T1">7.  press the icon off the cart </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pressing “add to cart” button from Single product page, the product is added to cart and the number 1 appears next to the cart.</text:p>
          </table:table-cell>
          <table:table-cell table:style-name="ce20"/>
          <table:table-cell table:style-name="ce118"/>
          <table:table-cell table:style-name="ce125"/>
          <table:table-cell table:style-name="ce128"/>
          <table:table-cell table:style-name="ce52" table:number-columns-repeated="1013"/>
        </table:table-row>
        <table:table-row table:style-name="ro20">
          <table:covered-table-cell table:style-name="ce20"/>
          <table:table-cell table:style-name="ce58" office:value-type="string" calcext:value-type="string">
            <text:p>23. Test “remove” button from Single product page</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image of one product</text:span></text:p>
            <text:p><text:span text:style-name="T4">6. press </text:span><text:span text:style-name="T5">“add to cart” button</text:span></text:p>
            <text:p><text:span text:style-name="T1">7.  press “remove” button</text:span></text:p>
            <text:p><text:span text:style-name="T1">8.  press the icon off the cart </text:span></text:p>
            <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pressing “remove” button from Single product page, the product is removed to cart </text:p>
          </table:table-cell>
          <table:table-cell table:style-name="ce20"/>
          <table:table-cell table:style-name="ce118"/>
          <table:table-cell table:style-name="ce125"/>
          <table:table-cell table:style-name="ce128"/>
          <table:table-cell table:style-name="ce52" table:number-columns-repeated="1013"/>
        </table:table-row>
        <table:table-row table:style-name="ro21">
          <table:covered-table-cell table:style-name="ce20"/>
          <table:table-cell table:style-name="ce58" office:value-type="string" calcext:value-type="string">
            <text:p>24. Test “All Items” from menu button from Single product page</text:p>
          </table:table-cell>
          <table:table-cell table:style-name="ce85" office:value-type="string" calcext:value-type="string">
            <text:p>P2</text:p>
          </table:table-cell>
          <table:table-cell table:style-name="ce20"/>
          <table:table-cell table:style-name="ce62" office:value-type="string" calcext:value-type="string">
            <text:p><text:span text:style-name="T1">1. </text:span><text:span text:style-name="T6">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image of one product</text:span></text:p>
            <text:p><text:span text:style-name="T3">6. press “All Items” from menu button</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All Items” from menu button redirect to Home page</text:p>
          </table:table-cell>
          <table:table-cell table:style-name="ce20"/>
          <table:table-cell table:style-name="ce118"/>
          <table:table-cell table:style-name="ce125"/>
          <table:table-cell table:style-name="ce128"/>
          <table:table-cell table:style-name="ce52" table:number-columns-repeated="1013"/>
        </table:table-row>
        <table:table-row table:style-name="ro21">
          <table:covered-table-cell table:style-name="ce20"/>
          <table:table-cell table:style-name="ce58" office:value-type="string" calcext:value-type="string">
            <text:p>25. Test “About” from menu button from Single product page</text:p>
          </table:table-cell>
          <table:table-cell table:style-name="ce85" office:value-type="string" calcext:value-type="string">
            <text:p>P2</text:p>
          </table:table-cell>
          <table:table-cell table:style-name="ce20"/>
          <table:table-cell table:style-name="ce62" office:value-type="string" calcext:value-type="string">
            <text:p><text:span text:style-name="T1">1. </text:span><text:span text:style-name="T6">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image of one product</text:span></text:p>
            <text:p><text:span text:style-name="T3">6. press “About” from menu button</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pressing “About” from menu button from Single product page, is redirected to other page with presentation of the testing tools of the company who made the site</text:p>
          </table:table-cell>
          <table:table-cell table:style-name="ce20"/>
          <table:table-cell table:style-name="ce118"/>
          <table:table-cell table:style-name="ce125"/>
          <table:table-cell table:style-name="ce128"/>
          <table:table-cell table:style-name="ce52" table:number-columns-repeated="1013"/>
        </table:table-row>
        <table:table-row table:style-name="ro21">
          <table:covered-table-cell table:style-name="ce20"/>
          <table:table-cell table:style-name="ce58" office:value-type="string" calcext:value-type="string">
            <text:p>26. Test “Logout” from menu button from Single product page</text:p>
          </table:table-cell>
          <table:table-cell table:style-name="ce85" office:value-type="string" calcext:value-type="string">
            <text:p>P2</text:p>
          </table:table-cell>
          <table:table-cell table:style-name="ce20"/>
          <table:table-cell table:style-name="ce62" office:value-type="string" calcext:value-type="string">
            <text:p><text:span text:style-name="T1">1. </text:span><text:span text:style-name="T6">access</text:span><text:span text:style-name="T3"> site</text:span></text:p>
            <text:p><text:span text:style-name="T3">2. insert valid data in field “Username”</text:span></text:p>
            <text:p><text:span text:style-name="T3">3. insert valid data in field “Password”</text:span></text:p>
            <text:p><text:span text:style-name="T3">4. press “Login” button</text:span></text:p>
            <text:p><text:span text:style-name="T3">5. press name of one product</text:span></text:p>
            <text:p><text:span text:style-name="T3">6. press “Logout” from menu button</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By clicking “Logout” from menu button user is logged-out of the account. </text:p>
          </table:table-cell>
          <table:table-cell table:style-name="ce20"/>
          <table:table-cell table:style-name="ce118"/>
          <table:table-cell table:style-name="ce125"/>
          <table:table-cell table:style-name="ce128"/>
          <table:table-cell table:style-name="ce52" table:number-columns-repeated="1013"/>
        </table:table-row>
        <table:table-row table:style-name="ro22">
          <table:covered-table-cell table:style-name="ce20"/>
          <table:table-cell table:style-name="ce58" office:value-type="string" calcext:value-type="string">
            <text:p>27. Check the items remains sorted at returns to Home page with “back to products” button</text:p>
          </table:table-cell>
          <table:table-cell table:style-name="ce85" office:value-type="string" calcext:value-type="string">
            <text:p>P1</text:p>
          </table:table-cell>
          <table:table-cell table:style-name="ce20"/>
          <table:table-cell table:style-name="ce106"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name (Z to A)</text:span></text:p>
            <text:p><text:span text:style-name="T4">6. press name of one product</text:span></text:p>
            <text:p><text:span text:style-name="T4">7. press “back to products” button</text:span></text:p>
          </table:table-cell>
          <table:table-cell table:style-name="ce108" office:value-type="string" calcext:value-type="string">
            <text:p><text:span text:style-name="T3">Username: Mada</text:span></text:p>
            <text:p><text:span text:style-name="T3">Password: 123!M</text:span></text:p>
            <text:p><text:span text:style-name="T3">Product: …</text:span></text:p>
          </table:table-cell>
          <table:table-cell table:style-name="ce20" office:value-type="string" calcext:value-type="string">
            <text:p>At return to Home page the items remain sorted by name (Z to A)</text:p>
          </table:table-cell>
          <table:table-cell table:style-name="ce20"/>
          <table:table-cell table:style-name="ce118"/>
          <table:table-cell table:style-name="ce125"/>
          <table:table-cell table:style-name="ce128"/>
          <table:table-cell table:style-name="ce52" table:number-columns-repeated="1013"/>
        </table:table-row>
        <table:table-row table:style-name="ro23">
          <table:covered-table-cell table:style-name="ce20"/>
          <table:table-cell table:style-name="ce58" office:value-type="string" calcext:value-type="string">
            <text:p>28. Check the items remains sorted and the item added to cart remains in cart at returns to Home page with “back” from browser</text:p>
          </table:table-cell>
          <table:table-cell table:style-name="ce85" office:value-type="string" calcext:value-type="string">
            <text:p>P1</text:p>
          </table:table-cell>
          <table:table-cell table:style-name="ce20"/>
          <table:table-cell table:style-name="ce106"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price (high to low)</text:span></text:p>
            <text:p><text:span text:style-name="T4">6. add to cart one item</text:span></text:p>
            <text:p><text:span text:style-name="T4">6. press name of one product</text:span></text:p>
            <text:p><text:span text:style-name="T4">7. click back from browser</text:span></text:p>
            <text:p><text:span text:style-name="T4">8. click the icon off the cart</text:span></text:p>
          </table:table-cell>
          <table:table-cell table:style-name="ce108" office:value-type="string" calcext:value-type="string">
            <text:p><text:span text:style-name="T3">Username: Mada</text:span></text:p>
            <text:p><text:span text:style-name="T3">Password: 123!M</text:span></text:p>
            <text:p><text:span text:style-name="T3">Product: …</text:span></text:p>
          </table:table-cell>
          <table:table-cell table:style-name="ce20" office:value-type="string" calcext:value-type="string">
            <text:p>At return to Home page the items remain sorted by price (H to L) and in the cart are the item added before.</text:p>
          </table:table-cell>
          <table:table-cell table:style-name="ce20"/>
          <table:table-cell table:style-name="ce118"/>
          <table:table-cell table:style-name="ce125"/>
          <table:table-cell table:style-name="ce128"/>
          <table:table-cell table:style-name="ce52" table:number-columns-repeated="1013"/>
        </table:table-row>
        <table:table-row table:style-name="ro13">
          <table:table-cell table:style-name="ce35" office:value-type="string" calcext:value-type="string" table:number-columns-spanned="1" table:number-rows-spanned="11">
            <text:p>Shopping cart page</text:p>
          </table:table-cell>
          <table:table-cell table:style-name="ce59" office:value-type="string" calcext:value-type="string">
            <text:p>29.Check products details from Shopping cart page</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two products</text:span></text:p>
            <text:p><text:span text:style-name="T4">6. click</text:span><text:span text:style-name="T5"> the icon off the cart  </text:span></text:p>
          </table:table-cell>
          <table:table-cell table:style-name="ce20" office:value-type="string" calcext:value-type="string">
            <text:p><text:span text:style-name="T1">Username: Mada</text:span></text:p>
            <text:p><text:span text:style-name="T1">Password: 123!M</text:span></text:p>
            <text:p><text:span text:style-name="T1">Product: …</text:span></text:p>
            <text:p><text:span text:style-name="T1">Product: …</text:span></text:p>
          </table:table-cell>
          <table:table-cell table:style-name="ce20" office:value-type="string" calcext:value-type="string">
            <text:p>When the Shopping Cart is accessed the following is displayed: information about the products added to the cart, their price and quantity</text:p>
          </table:table-cell>
          <table:table-cell table:style-name="ce20"/>
          <table:table-cell table:style-name="ce118"/>
          <table:table-cell table:style-name="ce125"/>
          <table:table-cell table:style-name="ce128"/>
          <table:table-cell table:style-name="ce52" table:number-columns-repeated="1013"/>
        </table:table-row>
        <table:table-row table:style-name="ro19">
          <table:covered-table-cell table:style-name="ce37"/>
          <table:table-cell table:style-name="ce59" office:value-type="string" calcext:value-type="string">
            <text:p>30.Test “remove” button from Shopping cart page</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two products</text:span></text:p>
            <text:p><text:span text:style-name="T4">6. click</text:span><text:span text:style-name="T5"> the icon off the cart </text:span></text:p>
            <text:p><text:span text:style-name="T1">7.  press “remove” button for one item</text:span></text:p>
          </table:table-cell>
          <table:table-cell table:style-name="ce20" office:value-type="string" calcext:value-type="string">
            <text:p><text:span text:style-name="T1">Username: Mada</text:span></text:p>
            <text:p><text:span text:style-name="T1">Password: 123!M</text:span></text:p>
            <text:p><text:span text:style-name="T1">Product: …</text:span></text:p>
            <text:p><text:span text:style-name="T1">Product: …</text:span></text:p>
          </table:table-cell>
          <table:table-cell table:style-name="ce20" office:value-type="string" calcext:value-type="string">
            <text:p>In Shopping cart page the item for which was clicked “remove” is deleted and only the other item remained</text:p>
          </table:table-cell>
          <table:table-cell table:style-name="ce20"/>
          <table:table-cell table:style-name="ce118"/>
          <table:table-cell table:style-name="ce125"/>
          <table:table-cell table:style-name="ce128"/>
          <table:table-cell table:style-name="ce52" table:number-columns-repeated="1013"/>
        </table:table-row>
        <table:table-row table:style-name="ro20">
          <table:covered-table-cell table:style-name="ce20"/>
          <table:table-cell table:style-name="ce59" office:value-type="string" calcext:value-type="string">
            <text:p>31.Test “continue shopping” button and the update of shopping cart </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text:span><text:span text:style-name="T5">“add to cart” button for one product</text:span></text:p>
            <text:p><text:span text:style-name="T1">6.  click the icon off the cart </text:span></text:p>
            <text:p><text:span text:style-name="T1">7.  press “continue shopping” </text:span></text:p>
            <text:p><text:span text:style-name="T1">8.  </text:span><text:span text:style-name="T6">press </text:span><text:span text:style-name="T5">“add to cart” button for another product</text:span></text:p>
            <text:p><text:span text:style-name="T1">9.  click the icon off the cart</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Press of “continue shopping” button redirects to Home page. When adding a new product, the shopping cart page is updated and number 2 appears next to the icon of the cart.</text:p>
          </table:table-cell>
          <table:table-cell table:style-name="ce20"/>
          <table:table-cell table:style-name="ce118"/>
          <table:table-cell table:style-name="ce125"/>
          <table:table-cell table:style-name="ce128"/>
          <table:table-cell table:style-name="ce52" table:number-columns-repeated="1013"/>
        </table:table-row>
        <table:table-row table:style-name="ro19">
          <table:covered-table-cell table:style-name="ce20"/>
          <table:table-cell table:style-name="ce59" office:value-type="string" calcext:value-type="string">
            <text:p>32.Test “checkout” button </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one product</text:span></text:p>
            <text:p><text:span text:style-name="T4">6. click</text:span><text:span text:style-name="T5"> the icon off the cart </text:span></text:p>
            <text:p><text:span text:style-name="T1">7.  press “checkout” button </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Press of “checkout” button redirects to Checkout page. </text:p>
          </table:table-cell>
          <table:table-cell table:style-name="ce20"/>
          <table:table-cell table:style-name="ce118"/>
          <table:table-cell table:style-name="ce125"/>
          <table:table-cell table:style-name="ce128"/>
          <table:table-cell table:style-name="ce52" table:number-columns-repeated="1013"/>
        </table:table-row>
        <table:table-row table:style-name="ro24">
          <table:covered-table-cell table:style-name="ce20"/>
          <table:table-cell table:style-name="ce59" office:value-type="string" calcext:value-type="string">
            <text:p>33. Verify “checkout” button when the cart is empty</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lick</text:span><text:span text:style-name="T5"> the icon off the cart </text:span></text:p>
            <text:p><text:span text:style-name="T1">6.  press “checkout” button </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When the cart is empty and the Shopping cart page is accessed, “checkout” button isn’t functional.</text:p>
          </table:table-cell>
          <table:table-cell table:style-name="ce20"/>
          <table:table-cell table:style-name="ce118"/>
          <table:table-cell table:style-name="ce125"/>
          <table:table-cell table:style-name="ce128"/>
          <table:table-cell table:style-name="ce52" table:number-columns-repeated="1013"/>
        </table:table-row>
        <table:table-row table:style-name="ro25">
          <table:covered-table-cell table:style-name="ce20"/>
          <table:table-cell table:style-name="ce59" office:value-type="string" calcext:value-type="string">
            <text:p>34. Test “continue shopping” button when the cart is empty and check that items remain sorted (at return to Home page)</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price (low to high)</text:span></text:p>
            <text:p><text:span text:style-name="T4">5. click</text:span><text:span text:style-name="T5"> the icon off the cart </text:span></text:p>
            <text:p><text:span text:style-name="T1">6.  press “continue shopping” button </text:span></text:p>
          </table:table-cell>
          <table:table-cell table:style-name="ce20" office:value-type="string" calcext:value-type="string">
            <text:p><text:span text:style-name="T1">Username: Mada</text:span></text:p>
            <text:p><text:span text:style-name="T1">Password: 123!M</text:span></text:p>
          </table:table-cell>
          <table:table-cell table:style-name="ce20" office:value-type="string" calcext:value-type="string">
            <text:p>“continue shopping” button is redirecting to Home page and the items should remain sorted by price (low to high)</text:p>
          </table:table-cell>
          <table:table-cell table:style-name="ce20"/>
          <table:table-cell table:style-name="ce118"/>
          <table:table-cell table:style-name="ce125"/>
          <table:table-cell table:style-name="ce128"/>
          <table:table-cell table:style-name="ce52" table:number-columns-repeated="1013"/>
        </table:table-row>
        <table:table-row table:style-name="ro19">
          <table:covered-table-cell table:style-name="ce20"/>
          <table:table-cell table:style-name="ce59" office:value-type="string" calcext:value-type="string">
            <text:p>35. Test “continue shopping” button when in the cart are all the products added</text:p>
          </table:table-cell>
          <table:table-cell table:style-name="ce85" office:value-type="string" calcext:value-type="string">
            <text:p>P1</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all 6 products</text:span></text:p>
            <text:p><text:span text:style-name="T4">6. </text:span><text:span text:style-name="T5">press the icon off the cart </text:span></text:p>
            <text:p><text:span text:style-name="T1">7.  click “continue shopping”</text:span></text:p>
          </table:table-cell>
          <table:table-cell table:style-name="ce20" office:value-type="string" calcext:value-type="string">
            <text:p><text:span text:style-name="T1">Username: Mada</text:span></text:p>
            <text:p><text:span text:style-name="T1">Password: 123!M</text:span></text:p>
            <text:p><text:span text:style-name="T1">Product: all 6 </text:span></text:p>
          </table:table-cell>
          <table:table-cell table:style-name="ce20" office:value-type="string" calcext:value-type="string">
            <text:p>Press of “continue shopping” button redirects to Home page where all the products have the button ”add to cart” modified in “remove”</text:p>
          </table:table-cell>
          <table:table-cell table:style-name="ce20"/>
          <table:table-cell table:style-name="ce118"/>
          <table:table-cell table:style-name="ce125"/>
          <table:table-cell table:style-name="ce128"/>
          <table:table-cell table:style-name="ce52" table:number-columns-repeated="1013"/>
        </table:table-row>
        <table:table-row table:style-name="ro19">
          <table:covered-table-cell table:style-name="ce20"/>
          <table:table-cell table:style-name="ce59" office:value-type="string" calcext:value-type="string">
            <text:p>36.Test “All Items” from menu button from Shopping cart page</text:p>
          </table:table-cell>
          <table:table-cell table:style-name="ce85" office:value-type="string" calcext:value-type="string">
            <text:p>P2</text:p>
          </table:table-cell>
          <table:table-cell table:style-name="ce20"/>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one product</text:span></text:p>
            <text:p><text:span text:style-name="T4">6. click</text:span><text:span text:style-name="T5"> the icon off the cart  </text:span></text:p>
            <text:p><text:span text:style-name="T1">7.  click “All Items” from menu button</text:span></text:p>
          </table:table-cell>
          <table:table-cell table:style-name="ce20" office:value-type="string" calcext:value-type="string">
            <text:p><text:span text:style-name="T1">Username: Mada</text:span></text:p>
            <text:p><text:span text:style-name="T1">Password: 123!M</text:span></text:p>
            <text:p><text:span text:style-name="T1">Product: …</text:span></text:p>
          </table:table-cell>
          <table:table-cell table:style-name="ce20" office:value-type="string" calcext:value-type="string">
            <text:p>“All Items” from menu button redirect to Home page and the cart still have the product added</text:p>
          </table:table-cell>
          <table:table-cell table:style-name="ce20"/>
          <table:table-cell table:style-name="ce118"/>
          <table:table-cell table:style-name="ce125"/>
          <table:table-cell table:style-name="ce128"/>
          <table:table-cell table:style-name="ce52" table:number-columns-repeated="1013"/>
        </table:table-row>
        <table:table-row table:style-name="ro19">
          <table:covered-table-cell table:style-name="ce24"/>
          <table:table-cell table:style-name="ce59" office:value-type="string" calcext:value-type="string">
            <text:p>37.Test “About” from menu button from Shopping cart page</text:p>
          </table:table-cell>
          <table:table-cell table:style-name="ce85" office:value-type="string" calcext:value-type="string">
            <text:p>P2</text:p>
          </table:table-cell>
          <table:table-cell table:style-name="ce24"/>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press “add to cart” for one product</text:span></text:p>
            <text:p><text:span text:style-name="T4">6. click</text:span><text:span text:style-name="T5"> the icon off the cart  </text:span></text:p>
            <text:p><text:span text:style-name="T1">7.  click “About” from menu button</text:span></text:p>
          </table:table-cell>
          <table:table-cell table:style-name="ce109" office:value-type="string" calcext:value-type="string">
            <text:p><text:span text:style-name="T3">Username: Mada</text:span></text:p>
            <text:p><text:span text:style-name="T3">Password: 123!M</text:span></text:p>
            <text:p><text:span text:style-name="T3">Product: …</text:span></text:p>
          </table:table-cell>
          <table:table-cell table:style-name="ce24" office:value-type="string" calcext:value-type="string">
            <text:p>Press of “About” from menu button from Shopping cart page redirects to other page with presentation of the testing tools of the company who made the site</text:p>
          </table:table-cell>
          <table:table-cell table:style-name="ce24"/>
          <table:table-cell table:style-name="ce120"/>
          <table:table-cell table:style-name="ce124"/>
          <table:table-cell table:style-name="ce129"/>
          <table:table-cell table:style-name="ce52" table:number-columns-repeated="1013"/>
        </table:table-row>
        <table:table-row table:style-name="ro24">
          <table:covered-table-cell table:style-name="ce24"/>
          <table:table-cell table:style-name="ce59" office:value-type="string" calcext:value-type="string">
            <text:p>38.Test “Logout” from menu button from Shopping cart page</text:p>
          </table:table-cell>
          <table:table-cell table:style-name="ce85" office:value-type="string" calcext:value-type="string">
            <text:p>P2</text:p>
          </table:table-cell>
          <table:table-cell table:style-name="ce24"/>
          <table:table-cell table:style-name="ce62" office:value-type="string" calcext:value-type="string">
            <text:p><text:span text:style-name="T4">1. access site</text:span></text:p>
            <text:p><text:span text:style-name="T4">2. insert valid data in field “Username”</text:span></text:p>
            <text:p><text:span text:style-name="T4">3. insert valid data in field “Password”</text:span></text:p>
            <text:p><text:span text:style-name="T4">4. press “Login” button</text:span></text:p>
            <text:p><text:span text:style-name="T4">5. click</text:span><text:span text:style-name="T5"> the icon off the cart  </text:span></text:p>
            <text:p><text:span text:style-name="T1">6.  click “Logout” from menu button</text:span></text:p>
          </table:table-cell>
          <table:table-cell table:style-name="ce24" office:value-type="string" calcext:value-type="string">
            <text:p><text:span text:style-name="T1">Username: Mada</text:span></text:p>
            <text:p><text:span text:style-name="T1">Password: 123!M</text:span></text:p>
            <text:p/>
          </table:table-cell>
          <table:table-cell table:style-name="ce24" office:value-type="string" calcext:value-type="string">
            <text:p>By clicking “Logout” from menu button user is logged-out of the account. </text:p>
          </table:table-cell>
          <table:table-cell table:style-name="ce24"/>
          <table:table-cell table:style-name="ce120"/>
          <table:table-cell table:style-name="ce124"/>
          <table:table-cell table:style-name="ce129"/>
          <table:table-cell table:style-name="ce52" table:number-columns-repeated="6"/>
          <table:table-cell table:style-name="ce130"/>
          <table:table-cell table:style-name="ce52" table:number-columns-repeated="1006"/>
        </table:table-row>
        <table:table-row table:style-name="ro26">
          <table:covered-table-cell table:style-name="ce24"/>
          <table:table-cell table:style-name="ce59" office:value-type="string" calcext:value-type="string">
            <text:p>39.Check the items remain sorted and the item added to cart remains in cart at return to Home page with “back” from browser</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text:span></text:p>
            <text:p><text:span text:style-name="T7">7. click back from browser</text:span></text:p>
            <text:p><text:span text:style-name="T7">8. click the icon off the cart</text:span></text:p>
          </table:table-cell>
          <table:table-cell table:style-name="ce109" office:value-type="string" calcext:value-type="string">
            <text:p><text:span text:style-name="T7">Username: Mada</text:span></text:p>
            <text:p><text:span text:style-name="T7">Password: 123!M</text:span></text:p>
            <text:p><text:span text:style-name="T7">Product: …</text:span></text:p>
          </table:table-cell>
          <table:table-cell table:style-name="ce24" office:value-type="string" calcext:value-type="string">
            <text:p>At return to Home page with “back” from browser, items are sorted by name A to Z (default option) and item added to cart remains (and the number 1 is next to the icon of the cart)</text:p>
          </table:table-cell>
          <table:table-cell table:style-name="ce24"/>
          <table:table-cell table:style-name="ce120"/>
          <table:table-cell table:style-name="ce124"/>
          <table:table-cell table:style-name="ce129"/>
          <table:table-cell table:style-name="ce52" table:number-columns-repeated="1013"/>
        </table:table-row>
        <table:table-row table:style-name="ro27">
          <table:table-cell table:style-name="ce44" office:value-type="string" calcext:value-type="string" table:number-columns-spanned="1" table:number-rows-spanned="10">
            <text:p>Checkout page</text:p>
          </table:table-cell>
          <table:table-cell table:style-name="ce60" office:value-type="string" calcext:value-type="string">
            <text:p>40. Test “continue” button with valid data in all page fields</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 press “continu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ȚOP</text:span></text:p>
            <text:p><text:span text:style-name="T7">Zip/postal code: 1</text:span></text:p>
          </table:table-cell>
          <table:table-cell table:style-name="ce24" office:value-type="string" calcext:value-type="string">
            <text:p>“continue” button redirects to page Checkout overview</text:p>
          </table:table-cell>
          <table:table-cell table:style-name="ce24"/>
          <table:table-cell table:style-name="ce120"/>
          <table:table-cell table:style-name="ce124"/>
          <table:table-cell table:style-name="ce129"/>
          <table:table-cell table:style-name="ce52" table:number-columns-repeated="1013"/>
        </table:table-row>
        <table:table-row table:style-name="ro28">
          <table:covered-table-cell table:style-name="ce24"/>
          <table:table-cell table:style-name="ce60" office:value-type="string" calcext:value-type="string">
            <text:p>41. Test “continue” button with field “First name” empt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leave empty the field “First name”</text:span></text:p>
            <text:p><text:span text:style-name="T7">9. insert valid data in field “Last name”</text:span></text:p>
            <text:p><text:span text:style-name="T7">10.insert valid data in field “Zip/Postal code”</text:span></text:p>
            <text:p><text:span text:style-name="T7">11. press “continu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text:span></text:p>
            <text:p><text:span text:style-name="T7">Last name: ȚOP</text:span></text:p>
            <text:p><text:span text:style-name="T7">Zip/postal code: 1</text:span></text:p>
          </table:table-cell>
          <table:table-cell table:style-name="ce24" office:value-type="string" calcext:value-type="string">
            <text:p>“continue” button returns the message:  “<text:span text:style-name="T14">Error: First Name is required”</text:span></text:p>
          </table:table-cell>
          <table:table-cell table:style-name="ce24"/>
          <table:table-cell table:style-name="ce121"/>
          <table:table-cell table:style-name="ce124"/>
          <table:table-cell table:style-name="ce129"/>
          <table:table-cell table:style-name="ce52" table:number-columns-repeated="1013"/>
        </table:table-row>
        <table:table-row table:style-name="ro28">
          <table:covered-table-cell table:style-name="ce24"/>
          <table:table-cell table:style-name="ce60" office:value-type="string" calcext:value-type="string">
            <text:p>42. Test “continue” button with field “Last name” empt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insert valid data in field “First name”</text:span></text:p>
            <text:p><text:span text:style-name="T7">9. leave empty field “Last name”</text:span></text:p>
            <text:p><text:span text:style-name="T7">10.insert valid data in field “Zip/Postal code”</text:span></text:p>
            <text:p><text:span text:style-name="T7">11. press “continu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text:span></text:p>
            <text:p><text:span text:style-name="T7">Zip/postal code: 12345</text:span></text:p>
          </table:table-cell>
          <table:table-cell table:style-name="ce24" office:value-type="string" calcext:value-type="string">
            <text:p><text:span text:style-name="T1">“continue” button returns the message:  “</text:span><text:span text:style-name="T15">Error: Last Name is required”</text:span></text:p>
          </table:table-cell>
          <table:table-cell table:style-name="ce24"/>
          <table:table-cell table:style-name="ce120"/>
          <table:table-cell table:style-name="ce124"/>
          <table:table-cell table:style-name="ce129"/>
          <table:table-cell table:style-name="ce52" table:number-columns-repeated="1013"/>
        </table:table-row>
        <table:table-row table:style-name="ro28">
          <table:covered-table-cell table:style-name="ce24"/>
          <table:table-cell table:style-name="ce60" office:value-type="string" calcext:value-type="string">
            <text:p>43. Test “continue” button with field “Zip/postal code” empt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insert valid data in field “First name”</text:span></text:p>
            <text:p><text:span text:style-name="T7">9. insert valid data in field “Last name”</text:span></text:p>
            <text:p><text:span text:style-name="T7">10.leave empty the field “Zip/Postal code”</text:span></text:p>
            <text:p><text:span text:style-name="T7">11. press “continu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1A</text:span></text:p>
            <text:p><text:span text:style-name="T7">Last name: ȚOP!</text:span></text:p>
            <text:p><text:span text:style-name="T7">Zip/postal code: </text:span></text:p>
          </table:table-cell>
          <table:table-cell table:style-name="ce24" office:value-type="string" calcext:value-type="string">
            <text:p><text:span text:style-name="T1">“continue” button returns the message:  “</text:span><text:span text:style-name="T15">Error: Postal code is required”</text:span></text:p>
          </table:table-cell>
          <table:table-cell table:style-name="ce24"/>
          <table:table-cell table:style-name="ce120"/>
          <table:table-cell table:style-name="ce124"/>
          <table:table-cell table:style-name="ce129"/>
          <table:table-cell table:style-name="ce52" table:number-columns-repeated="1013"/>
        </table:table-row>
        <table:table-row table:style-name="ro28">
          <table:covered-table-cell table:style-name="ce24"/>
          <table:table-cell table:style-name="ce60" office:value-type="string" calcext:value-type="string">
            <text:p>44. Test “continue” button with all fields empt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from browser </text:span></text:p>
            <text:p><text:span text:style-name="T7">8. leave empty the field “First name”</text:span></text:p>
            <text:p><text:span text:style-name="T7">9. leave empty the field “Last name”</text:span></text:p>
            <text:p><text:span text:style-name="T7">10.leave empty the field “Zip/Postal code”</text:span></text:p>
            <text:p><text:span text:style-name="T7">11. press “continu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text:span></text:p>
            <text:p><text:span text:style-name="T7">Last name: </text:span></text:p>
            <text:p><text:span text:style-name="T7">Zip/postal code: </text:span></text:p>
          </table:table-cell>
          <table:table-cell table:style-name="ce24" office:value-type="string" calcext:value-type="string">
            <text:p><text:span text:style-name="T1">“continue” button returns the message:  </text:span></text:p>
            <text:p><text:span text:style-name="T1">“</text:span><text:span text:style-name="T15">Error: First Name is required”</text:span></text:p>
            <text:p><text:span text:style-name="T16"/></text:p>
          </table:table-cell>
          <table:table-cell table:style-name="ce24"/>
          <table:table-cell table:style-name="ce120"/>
          <table:table-cell table:style-name="ce124"/>
          <table:table-cell table:style-name="ce129"/>
          <table:table-cell table:style-name="ce52" table:number-columns-repeated="1013"/>
        </table:table-row>
        <table:table-row table:style-name="ro29">
          <table:covered-table-cell table:style-name="ce24"/>
          <table:table-cell table:style-name="ce60" office:value-type="string" calcext:value-type="string">
            <text:p>45. Test “cancel” button and check at return that fields completed in Checkout page are empt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from browser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 press “cancel” button</text:span></text:p>
            <text:p><text:span text:style-name="T7">12. press “checkout”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ȚOP</text:span></text:p>
            <text:p><text:span text:style-name="T7">Zip/postal code: 1</text:span></text:p>
          </table:table-cell>
          <table:table-cell table:style-name="ce24"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ce24"/>
          <table:table-cell table:style-name="ce120"/>
          <table:table-cell table:style-name="ce124"/>
          <table:table-cell table:style-name="ce129"/>
          <table:table-cell table:style-name="ce52" table:number-columns-repeated="1013"/>
        </table:table-row>
        <table:table-row table:style-name="ro30">
          <table:covered-table-cell table:style-name="ce24"/>
          <table:table-cell table:style-name="ce60" office:value-type="string" calcext:value-type="string">
            <text:p>46. Check return to Shopping cart page (with one item) with “back” from browser and testing “remove” and “checkout” button from Shopping cart page </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text:span></text:p>
            <text:p><text:span text:style-name="T7">8. click “back” from browser</text:span></text:p>
            <text:p><text:span text:style-name="T7">9. press “remove” button from the product</text:span></text:p>
            <text:p><text:span text:style-name="T7">10. pres “checkout”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able:table-cell>
          <table:table-cell table:style-name="ce24" office:value-type="string" calcext:value-type="string">
            <text:p>By pressing “back” from browser it returns to Shopping cart page. The “remove” button delete the item added and the Shopping cart page will be empty and the button “checkout” will not be functional.</text:p>
          </table:table-cell>
          <table:table-cell table:style-name="ce24"/>
          <table:table-cell table:style-name="ce120"/>
          <table:table-cell table:style-name="ce124"/>
          <table:table-cell table:style-name="ce129"/>
          <table:table-cell table:style-name="ce52" table:number-columns-repeated="1013"/>
        </table:table-row>
        <table:table-row table:style-name="ro30">
          <table:covered-table-cell table:style-name="ce24"/>
          <table:table-cell table:style-name="ce60" office:value-type="string" calcext:value-type="string">
            <text:p>47.Test “All Items” (from menu button) from Checkout page and check that items remained sorted (at return to Home page)</text:p>
          </table:table-cell>
          <table:table-cell table:style-name="ce85" office:value-type="string" calcext:value-type="string">
            <text:p>P2</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choose sort by name (Z to A)</text:span></text:p>
            <text:p><text:span text:style-name="T7">6. press “add to cart” for one product</text:span></text:p>
            <text:p><text:span text:style-name="T7">7. click the icon off the cart </text:span></text:p>
            <text:p><text:span text:style-name="T7">8.  press “checkout” button </text:span></text:p>
            <text:p><text:span text:style-name="T7">9.  click “All Items” from menu button</text:span></text:p>
            <text:p><text:span text:style-name="T7">10. click the icon off the cart </text:span></text:p>
          </table:table-cell>
          <table:table-cell table:style-name="ce109" office:value-type="string" calcext:value-type="string">
            <text:p><text:span text:style-name="T7">Username: Mada</text:span></text:p>
            <text:p><text:span text:style-name="T7">Password: 123!M</text:span></text:p>
            <text:p><text:span text:style-name="T7">Product: …</text:span></text:p>
          </table:table-cell>
          <table:table-cell table:style-name="ce24" office:value-type="string" calcext:value-type="string">
            <text:p>“All Items” from menu button redirect to Home page where products are still sorted by name (Z to A) and the cart have the product added.</text:p>
          </table:table-cell>
          <table:table-cell table:style-name="ce24"/>
          <table:table-cell table:style-name="ce120"/>
          <table:table-cell table:style-name="ce124"/>
          <table:table-cell table:style-name="ce129"/>
          <table:table-cell table:style-name="ce52" table:number-columns-repeated="1013"/>
        </table:table-row>
        <table:table-row table:style-name="ro31">
          <table:covered-table-cell table:style-name="ce24"/>
          <table:table-cell table:style-name="ce60" office:value-type="string" calcext:value-type="string">
            <text:p>48.Test “About” (from menu button) from Checkout page</text:p>
          </table:table-cell>
          <table:table-cell table:style-name="ce85" office:value-type="string" calcext:value-type="string">
            <text:p>P2</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press “add to cart” for one product</text:span></text:p>
            <text:p><text:span text:style-name="T7">6. click the icon off the cart </text:span></text:p>
            <text:p><text:span text:style-name="T7">7.  press “checkout” button </text:span></text:p>
            <text:p><text:span text:style-name="T7">8.  click “About” from menu button</text:span></text:p>
            <text:p/>
          </table:table-cell>
          <table:table-cell table:style-name="ce109" office:value-type="string" calcext:value-type="string">
            <text:p><text:span text:style-name="T7">Username: Mada</text:span></text:p>
            <text:p><text:span text:style-name="T7">Password: 123!M</text:span></text:p>
            <text:p><text:span text:style-name="T7">Product: …</text:span></text:p>
          </table:table-cell>
          <table:table-cell table:style-name="ce24" office:value-type="string" calcext:value-type="string">
            <text:p>By pressing “About” from menu button from Checkout page it is redirecting to another page with presentation of the testing tools of the company who made the site</text:p>
          </table:table-cell>
          <table:table-cell table:style-name="ce24"/>
          <table:table-cell table:style-name="ce120"/>
          <table:table-cell table:style-name="ce124"/>
          <table:table-cell table:style-name="ce129"/>
          <table:table-cell table:style-name="ce52" table:number-columns-repeated="1013"/>
        </table:table-row>
        <table:table-row table:style-name="ro36">
          <table:covered-table-cell table:style-name="ce24"/>
          <table:table-cell table:style-name="ce60" office:value-type="string" calcext:value-type="string">
            <text:p>49.Test “Logout” from menu button from Checkout page (with item added to the cart) and login again</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press “add to cart” for one product</text:span></text:p>
            <text:p><text:span text:style-name="T7">6. click the icon off the cart </text:span></text:p>
            <text:p><text:span text:style-name="T7">7.  press “checkout” button </text:span></text:p>
            <text:p><text:span text:style-name="T7">8.  click “Logout” from menu button</text:span></text:p>
            <text:p><text:span text:style-name="T7">9.  insert the same valid data in field “Username”</text:span></text:p>
            <text:p><text:span text:style-name="T7">10. insert the same valid data in field “Password”</text:span></text:p>
            <text:p><text:span text:style-name="T7">11. press “Login” button</text:span></text:p>
            <text:p><text:span text:style-name="T7">12. click the icon off the cart </text:span></text:p>
            <text:p/>
          </table:table-cell>
          <table:table-cell table:style-name="ce109" office:value-type="string" calcext:value-type="string">
            <text:p><text:span text:style-name="T7">Username: Mada</text:span></text:p>
            <text:p><text:span text:style-name="T7">Password: 123!M</text:span></text:p>
            <text:p><text:span text:style-name="T7">Product: …</text:span></text:p>
          </table:table-cell>
          <table:table-cell table:style-name="ce24" office:value-type="string" calcext:value-type="string">
            <text:p>By clicking on the logout button user is logged-out of the account. By logging-in again, the item added to the cart remained in the basket.</text:p>
          </table:table-cell>
          <table:table-cell table:style-name="ce24"/>
          <table:table-cell table:style-name="ce120"/>
          <table:table-cell table:style-name="ce124"/>
          <table:table-cell table:style-name="ce129"/>
          <table:table-cell table:style-name="ce52" table:number-columns-repeated="1013"/>
        </table:table-row>
        <table:table-row table:style-name="ro29">
          <table:table-cell table:style-name="ce32" office:value-type="string" calcext:value-type="string" table:number-columns-spanned="1" table:number-rows-spanned="8">
            <text:p>Checkout overview and checkout complete page</text:p>
          </table:table-cell>
          <table:table-cell table:style-name="ce61" office:value-type="string" calcext:value-type="string">
            <text:p>50. Check order details from Checkout overview page</text:p>
          </table:table-cell>
          <table:table-cell table:style-name="ce85" office:value-type="string" calcext:value-type="string">
            <text:p>P1</text:p>
          </table:table-cell>
          <table:table-cell table:style-name="ce24"/>
          <table:table-cell table:style-name="ce62" office:value-type="string" calcext:value-type="string">
            <text:p><text:span text:style-name="T1">1. </text:span><text:span text:style-name="T6">access</text:span><text:span text:style-name="T5"> site</text:span></text:p>
            <text:p><text:span text:style-name="T1">2. insert valid data in field “Username”</text:span></text:p>
            <text:p><text:span text:style-name="T1">3. insert valid data in field “Password”</text:span></text:p>
            <text:p><text:span text:style-name="T1">4. press “Login” button</text:span></text:p>
            <text:p><text:span text:style-name="T1">5. choose sort by price (low to high)</text:span></text:p>
            <text:p><text:span text:style-name="T1">6. add to cart one item</text:span></text:p>
            <text:p><text:span text:style-name="T1">7. click the icon of the cart </text:span></text:p>
            <text:p><text:span text:style-name="T1">8. click “checkout” button </text:span></text:p>
            <text:p><text:span text:style-name="T1">9. insert valid data in field “First name”</text:span></text:p>
            <text:p><text:span text:style-name="T1">10. insert valid data in field “Last name”</text:span></text:p>
            <text:p><text:span text:style-name="T1">11.insert valid data in field “Zip/Postal code”</text:span></text:p>
            <text:p><text:span text:style-name="T1">12. press “continue” button</text:span></text:p>
          </table:table-cell>
          <table:table-cell table:style-name="ce24" office:value-type="string" calcext:value-type="string">
            <text:p><text:span text:style-name="T1">Username: Mada</text:span></text:p>
            <text:p><text:span text:style-name="T1">Password: 123!M</text:span></text:p>
            <text:p><text:span text:style-name="T1">Product: …</text:span></text:p>
            <text:p><text:span text:style-name="T1">First name: Ana-MARIA</text:span></text:p>
            <text:p><text:span text:style-name="T1">Last name: ȚOP</text:span></text:p>
            <text:p><text:span text:style-name="T1">Zip/postal code: 1</text:span></text:p>
          </table:table-cell>
          <table:table-cell table:style-name="ce24" office:value-type="string" calcext:value-type="string">
            <text:p>In Checkout overview page we have the following: description with the products in the shopping cart (quantity and price), payment information, shipping information and a section with the total price consisting of the sum of all products plus a fee.</text:p>
          </table:table-cell>
          <table:table-cell table:style-name="ce24"/>
          <table:table-cell table:style-name="ce120"/>
          <table:table-cell table:style-name="ce124"/>
          <table:table-cell table:style-name="ce129"/>
          <table:table-cell table:style-name="ce52" table:number-columns-repeated="1013"/>
        </table:table-row>
        <table:table-row table:style-name="ro36">
          <table:covered-table-cell table:style-name="ce48"/>
          <table:table-cell table:style-name="ce61" office:value-type="string" calcext:value-type="string">
            <text:p>51.Test “cancel” button from Checkout overview page and at return to Home page check persistence of products in cart and that items remained sorted </text:p>
          </table:table-cell>
          <table:table-cell table:style-name="ce85" office:value-type="string" calcext:value-type="string">
            <text:p>P1</text:p>
          </table:table-cell>
          <table:table-cell table:style-name="ce24"/>
          <table:table-cell table:style-name="ce62"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choose sort by price (low to high)</text:span></text:p>
            <text:p><text:span text:style-name="T7">6. add to cart one item</text:span></text:p>
            <text:p><text:span text:style-name="T7">7. click the icon of the cart </text:span></text:p>
            <text:p><text:span text:style-name="T7">8. click “checkout” button </text:span></text:p>
            <text:p><text:span text:style-name="T7">9. insert valid data in field “First name”</text:span></text:p>
            <text:p><text:span text:style-name="T7">10. insert valid data in field “Last name”</text:span></text:p>
            <text:p><text:span text:style-name="T7">11.insert valid data in field “Zip/Postal code”</text:span></text:p>
            <text:p><text:span text:style-name="T7">12. press “continue” button</text:span></text:p>
            <text:p><text:span text:style-name="T7">13. click “cancel” button</text:span></text:p>
          </table:table-cell>
          <table:table-cell table:style-name="ce24"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ȚOP</text:span></text:p>
            <text:p><text:span text:style-name="T7">Zip/postal code: 1</text:span></text:p>
          </table:table-cell>
          <table:table-cell table:style-name="ce24" office:value-type="string" calcext:value-type="string">
            <text:p>Press of “cancel” button from Checkout overview page redirects to Home page where products are sorted by price (low to high) and the cart has product added (next to the icon of the cart is number 1)</text:p>
          </table:table-cell>
          <table:table-cell table:style-name="ce24"/>
          <table:table-cell table:style-name="ce120"/>
          <table:table-cell table:style-name="ce124"/>
          <table:table-cell table:style-name="ce129"/>
          <table:table-cell table:style-name="ce52" table:number-columns-repeated="1013"/>
        </table:table-row>
        <table:table-row table:style-name="ro37">
          <table:covered-table-cell table:style-name="ce48"/>
          <table:table-cell table:style-name="ce61" office:value-type="string" calcext:value-type="string">
            <text:p>52.Test “All Items” (from menu button) from Checkout overview page and at return to Home page check persistence of products in cart and that items remained sorted </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choose sort by price (high to low)</text:span></text:p>
            <text:p><text:span text:style-name="T7">6. add to cart 3 items</text:span></text:p>
            <text:p><text:span text:style-name="T7">7. click the icon of the cart </text:span></text:p>
            <text:p><text:span text:style-name="T7">8. click “checkout” button </text:span></text:p>
            <text:p><text:span text:style-name="T7">9. insert valid data in field “First name”</text:span></text:p>
            <text:p><text:span text:style-name="T7">10. insert valid data in field “Last name”</text:span></text:p>
            <text:p><text:span text:style-name="T7">11.insert valid data in field “Zip/Postal code”</text:span></text:p>
            <text:p><text:span text:style-name="T7">12. press “continue” button</text:span></text:p>
            <text:p><text:span text:style-name="T7">13. click “All Items” from menu button</text:span></text:p>
            <text:p><text:span text:style-name="T7">14. click the icon of the cart</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Product:…</text:span></text:p>
            <text:p><text:span text:style-name="T7">Product: …</text:span></text:p>
            <text:p><text:span text:style-name="T7">First name: Ana-MARIA</text:span></text:p>
            <text:p><text:span text:style-name="T7">Last name: ȚOP</text:span></text:p>
            <text:p><text:span text:style-name="T7">Zip/postal code: 1</text:span></text:p>
          </table:table-cell>
          <table:table-cell table:style-name="ce24" office:value-type="string" calcext:value-type="string">
            <text:p>Press of “cancel” button from Checkout overview page <text:s/>redirects to Home page where products are sorted by price (high to low) and the cart have product added (next to the icon of the cart is number 3)</text:p>
          </table:table-cell>
          <table:table-cell table:style-name="ce24"/>
          <table:table-cell table:style-name="ce120"/>
          <table:table-cell table:style-name="ce124"/>
          <table:table-cell table:style-name="ce129"/>
          <table:table-cell table:style-name="ce52" table:number-columns-repeated="1013"/>
        </table:table-row>
        <table:table-row table:style-name="ro29">
          <table:covered-table-cell table:style-name="ce48"/>
          <table:table-cell table:style-name="ce61" office:value-type="string" calcext:value-type="string">
            <text:p>53.Test “About” (from menu button) from Checkout overview page</text:p>
          </table:table-cell>
          <table:table-cell table:style-name="ce85" office:value-type="string" calcext:value-type="string">
            <text:p>P2</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 press “continue” button</text:span></text:p>
            <text:p><text:span text:style-name="T7">12. click “About” from menu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Pop</text:span></text:p>
            <text:p><text:span text:style-name="T7">Zip/postal code: 0</text:span></text:p>
          </table:table-cell>
          <table:table-cell table:style-name="ce24" office:value-type="string" calcext:value-type="string">
            <text:p>Press of “About” from menu button from Checkout overview page redirects to other page with presentation of the testing tools of the company who made the site</text:p>
          </table:table-cell>
          <table:table-cell table:style-name="ce24"/>
          <table:table-cell table:style-name="ce120"/>
          <table:table-cell table:style-name="ce124"/>
          <table:table-cell table:style-name="ce129"/>
          <table:table-cell table:style-name="ce52" table:number-columns-repeated="1013"/>
        </table:table-row>
        <table:table-row table:style-name="ro38">
          <table:covered-table-cell table:style-name="ce48"/>
          <table:table-cell table:style-name="ce61" office:value-type="string" calcext:value-type="string">
            <text:p>54.Test “Logout” from menu button from Checkout overview page (with items added to the cart) and login again</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press “add to cart” for two products</text:span></text:p>
            <text:p><text:span text:style-name="T7">6. click the icon off the cart </text:span></text:p>
            <text:p><text:span text:style-name="T7">7.  press “checkout” button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press “continue” button</text:span></text:p>
            <text:p><text:span text:style-name="T7">12. click “Logout” from menu button</text:span></text:p>
            <text:p><text:span text:style-name="T7">13. insert the same valid data in field “Username”</text:span></text:p>
            <text:p><text:span text:style-name="T7">14.insert the same valid data in field “Password”</text:span></text:p>
            <text:p><text:span text:style-name="T7">15. press “Login” button</text:span></text:p>
            <text:p><text:span text:style-name="T7">16. click the icon off the cart  </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Product: …</text:span></text:p>
            <text:p><text:span text:style-name="T7">First name: Ana-MARIA</text:span></text:p>
            <text:p><text:span text:style-name="T7">Last name: Pop</text:span></text:p>
            <text:p><text:span text:style-name="T7">Zip/postal code: 0</text:span></text:p>
          </table:table-cell>
          <table:table-cell table:style-name="ce24" office:value-type="string" calcext:value-type="string">
            <text:p>By clicking on the logout button user is logged-out of the account. At loging again, the items added to the cart remained in the basket.</text:p>
          </table:table-cell>
          <table:table-cell table:style-name="ce24"/>
          <table:table-cell table:style-name="ce120"/>
          <table:table-cell table:style-name="ce124"/>
          <table:table-cell table:style-name="ce129"/>
          <table:table-cell table:style-name="ce52" table:number-columns-repeated="1013"/>
        </table:table-row>
        <table:table-row table:style-name="ro29">
          <table:covered-table-cell table:style-name="ce32"/>
          <table:table-cell table:style-name="ce61" office:value-type="string" calcext:value-type="string">
            <text:p><text:span text:style-name="T1">55. Test “finish” button for one </text:span> item to bu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one item</text:span></text:p>
            <text:p><text:span text:style-name="T7">6. click the icon of the cart </text:span></text:p>
            <text:p><text:span text:style-name="T7">7. click “checkout” button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 press “continue” button </text:span></text:p>
            <text:p><text:span text:style-name="T7">12. press “finish”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ȚOP</text:span></text:p>
            <text:p><text:span text:style-name="T7">Zip/postal code: 1</text:span></text:p>
          </table:table-cell>
          <table:table-cell table:style-name="ce113" office:value-type="string" calcext:value-type="string">
            <text:p><text:span text:style-name="T1">Press of </text:span>“finish” button redirects to Checkout complete page where “back home” button is aligned at center-bottom of the page and the following message is displayed: </text:p>
            <text:p><text:span text:style-name="T17">      Thank you for your order!</text:span></text:p>
            <text:p><text:span text:style-name="T18">Your order has been dispatched, and will arrive just as fast as the pony can get there!</text:span></text:p>
          </table:table-cell>
          <table:table-cell table:style-name="ce24"/>
          <table:table-cell table:style-name="ce120"/>
          <table:table-cell table:style-name="ce124"/>
          <table:table-cell table:style-name="ce129"/>
          <table:table-cell table:style-name="ce52" table:number-columns-repeated="1013"/>
        </table:table-row>
        <table:table-row table:style-name="ro29">
          <table:covered-table-cell table:style-name="ce32"/>
          <table:table-cell table:style-name="ce61" office:value-type="string" calcext:value-type="string">
            <text:p>56. Test “finish” button for all 6 items to buy</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add to cart all products</text:span></text:p>
            <text:p><text:span text:style-name="T7">6. click the icon of the cart </text:span></text:p>
            <text:p><text:span text:style-name="T7">7. click “checkout” button </text:span></text:p>
            <text:p><text:span text:style-name="T7">8. insert valid data in field “First name”</text:span></text:p>
            <text:p><text:span text:style-name="T7">9. insert valid data in field “Last name”</text:span></text:p>
            <text:p><text:span text:style-name="T7">10.insert valid data in field “Zip/Postal code”</text:span></text:p>
            <text:p><text:span text:style-name="T7">11. press “continue” button </text:span></text:p>
            <text:p><text:span text:style-name="T7">12. press “finish” button</text:span></text:p>
          </table:table-cell>
          <table:table-cell table:style-name="ce109" office:value-type="string" calcext:value-type="string">
            <text:p><text:span text:style-name="T7">Username: Mada</text:span></text:p>
            <text:p><text:span text:style-name="T7">Password: 123!M</text:span></text:p>
            <text:p><text:span text:style-name="T7">Product: all 6</text:span></text:p>
            <text:p><text:span text:style-name="T7">First name: Șerban</text:span></text:p>
            <text:p><text:span text:style-name="T7">Last name: Popescu</text:span></text:p>
            <text:p><text:span text:style-name="T7">Zip/postal code: 56</text:span></text:p>
          </table:table-cell>
          <table:table-cell table:style-name="ce24" office:value-type="string" calcext:value-type="string">
            <text:p><text:span text:style-name="T7">Press of “finish” button redirects to Checkout complete page where “back home” button bottom is aligned at center-bottom of the page and the following message is displayed: </text:span></text:p>
            <text:p><text:span text:style-name="T19">      Thank you for your order!</text:span></text:p>
            <text:p><text:span text:style-name="T20">Your order has been dispatched, and will arrive just as fast as the pony can get there!</text:span></text:p>
          </table:table-cell>
          <table:table-cell table:style-name="ce24"/>
          <table:table-cell table:style-name="ce120"/>
          <table:table-cell table:style-name="ce124"/>
          <table:table-cell table:style-name="ce129"/>
          <table:table-cell table:style-name="ce52" table:number-columns-repeated="1013"/>
        </table:table-row>
        <table:table-row table:style-name="ro37">
          <table:covered-table-cell table:style-name="ce32"/>
          <table:table-cell table:style-name="ce61" office:value-type="string" calcext:value-type="string">
            <text:p>57. Test “back home” button</text:p>
          </table:table-cell>
          <table:table-cell table:style-name="ce85" office:value-type="string" calcext:value-type="string">
            <text:p>P1</text:p>
          </table:table-cell>
          <table:table-cell table:style-name="ce24"/>
          <table:table-cell table:style-name="ce106" office:value-type="string" calcext:value-type="string">
            <text:p><text:span text:style-name="T1">1. </text:span><text:span text:style-name="T6">access</text:span><text:span text:style-name="T7"> site</text:span></text:p>
            <text:p><text:span text:style-name="T7">2. insert valid data in field “Username”</text:span></text:p>
            <text:p><text:span text:style-name="T7">3. insert valid data in field “Password”</text:span></text:p>
            <text:p><text:span text:style-name="T7">4. press “Login” button</text:span></text:p>
            <text:p><text:span text:style-name="T7">5. choose sort by price (low to high)</text:span></text:p>
            <text:p><text:span text:style-name="T7">6. add to cart one item</text:span></text:p>
            <text:p><text:span text:style-name="T7">7. click the icon of the cart </text:span></text:p>
            <text:p><text:span text:style-name="T7">8. click “checkout” button </text:span></text:p>
            <text:p><text:span text:style-name="T7">9. insert valid data in field “First name”</text:span></text:p>
            <text:p><text:span text:style-name="T7">10. insert valid data in field “Last name”</text:span></text:p>
            <text:p><text:span text:style-name="T7">11. insert valid data in field “Zip/Postal code”</text:span></text:p>
            <text:p><text:span text:style-name="T7">12. press “continue” button </text:span></text:p>
            <text:p><text:span text:style-name="T7">13. press “finish” button</text:span></text:p>
            <text:p><text:span text:style-name="T7">14. press “back home” button</text:span></text:p>
          </table:table-cell>
          <table:table-cell table:style-name="ce109" office:value-type="string" calcext:value-type="string">
            <text:p><text:span text:style-name="T7">Username: Mada</text:span></text:p>
            <text:p><text:span text:style-name="T7">Password: 123!M</text:span></text:p>
            <text:p><text:span text:style-name="T7">Product: …</text:span></text:p>
            <text:p><text:span text:style-name="T7">First name: Ana-MARIA</text:span></text:p>
            <text:p><text:span text:style-name="T7">Last name: ȚIFUI</text:span></text:p>
            <text:p><text:span text:style-name="T7">Zip/postal code: 123</text:span></text:p>
          </table:table-cell>
          <table:table-cell table:style-name="ce24" office:value-type="string" calcext:value-type="string">
            <text:p>Press of “back home” button redirects to Home page where the cart is empty and the first default state of sorting filter is sort by name (A to Z).</text:p>
          </table:table-cell>
          <table:table-cell table:style-name="ce24"/>
          <table:table-cell table:style-name="ce120"/>
          <table:table-cell table:style-name="ce124"/>
          <table:table-cell table:style-name="ce129"/>
          <table:table-cell table:style-name="ce52" table:number-columns-repeated="1013"/>
        </table:table-row>
        <table:table-row table:style-name="ro39">
          <table:table-cell table:style-name="ce24"/>
          <table:table-cell table:style-name="ce62"/>
          <table:table-cell table:style-name="ce101"/>
          <table:table-cell table:style-name="ce24"/>
          <table:table-cell table:style-name="ce106"/>
          <table:table-cell table:style-name="ce109"/>
          <table:table-cell table:style-name="ce24" table:number-columns-repeated="2"/>
          <table:table-cell table:style-name="ce120"/>
          <table:table-cell table:style-name="ce124"/>
          <table:table-cell table:style-name="ce129"/>
          <table:table-cell table:style-name="ce52" table:number-columns-repeated="1013"/>
        </table:table-row>
        <table:table-row table:style-name="ro32" table:number-rows-repeated="61">
          <table:table-cell table:style-name="ce51"/>
          <table:table-cell table:style-name="ce63"/>
          <table:table-cell table:style-name="ce51" table:number-columns-repeated="2"/>
          <table:table-cell table:style-name="ce63"/>
          <table:table-cell table:style-name="ce51" table:number-columns-repeated="4"/>
          <table:table-cell table:style-name="ce126"/>
          <table:table-cell table:style-name="ce129"/>
          <table:table-cell table:style-name="ce52" table:number-columns-repeated="1013"/>
        </table:table-row>
        <table:table-row table:style-name="ro32" table:number-rows-repeated="11">
          <table:table-cell table:style-name="ce52"/>
          <table:table-cell table:style-name="ce77"/>
          <table:table-cell table:style-name="ce52" table:number-columns-repeated="2"/>
          <table:table-cell table:style-name="ce77"/>
          <table:table-cell table:style-name="ce52" table:number-columns-repeated="4"/>
          <table:table-cell table:style-name="ce126"/>
          <table:table-cell table:style-name="ce52" table:number-columns-repeated="1014"/>
        </table:table-row>
        <table:table-row table:style-name="ro32" table:number-rows-repeated="117">
          <table:table-cell/>
          <table:table-cell table:style-name="ce77"/>
          <table:table-cell table:number-columns-repeated="2"/>
          <table:table-cell table:style-name="ce77"/>
          <table:table-cell table:number-columns-repeated="4"/>
          <table:table-cell table:style-name="ce127"/>
          <table:table-cell table:number-columns-repeated="1014"/>
        </table:table-row>
        <table:table-row table:style-name="ro32" table:number-rows-repeated="780">
          <table:table-cell table:number-columns-repeated="1024"/>
        </table:table-row>
        <table:table-row table:style-name="ro33" table:number-rows-repeated="1047547">
          <table:table-cell table:number-columns-repeated="1024"/>
        </table:table-row>
        <table:table-row table:style-name="ro33">
          <table:table-cell table:number-columns-repeated="1024"/>
        </table:table-row>
        <calcext:conditional-formats>
          <calcext:conditional-format calcext:target-range-address="TestCases.I2:TestCases.I59">
            <calcext:condition calcext:apply-style-name="ConditionalStyle_7" calcext:value="=&quot;Pass&quot;" calcext:base-cell-address="TestCases.I2"/>
            <calcext:condition calcext:apply-style-name="ConditionalStyle_6" calcext:value="=&quot;Fail&quot;" calcext:base-cell-address="TestCases.I2"/>
            <calcext:condition calcext:apply-style-name="ConditionalStyle_5" calcext:value="contains-text(&quot;Blocked&quot;)" calcext:base-cell-address="TestCases.I2"/>
          </calcext:conditional-format>
        </calcext:conditional-formats>
      </table:table>
      <table:table table:name="Results"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0" table:number-columns-repeated="1015" table:default-cell-style-name="Default"/>
        <table:table-row table:style-name="ro34">
          <table:table-cell table:style-name="ce131" office:value-type="string" calcext:value-type="string">
            <text:p>Total tests</text:p>
          </table:table-cell>
          <table:table-cell table:style-name="ce131" office:value-type="string" calcext:value-type="string">
            <text:p>Nb of Pass test</text:p>
          </table:table-cell>
          <table:table-cell table:style-name="ce131" office:value-type="string" calcext:value-type="string">
            <text:p>Nb of Failed test</text:p>
          </table:table-cell>
          <table:table-cell table:style-name="ce131" office:value-type="string" calcext:value-type="string">
            <text:p>Nb. Of Blocked tests</text:p>
          </table:table-cell>
          <table:table-cell table:style-name="ce131" office:value-type="string" calcext:value-type="string">
            <text:p>Total test covered</text:p>
          </table:table-cell>
          <table:table-cell table:style-name="ce131" office:value-type="string" calcext:value-type="string">
            <text:p>Blocked Tests%</text:p>
          </table:table-cell>
          <table:table-cell table:style-name="ce131" office:value-type="string" calcext:value-type="string">
            <text:p>Failed test%</text:p>
          </table:table-cell>
          <table:table-cell table:style-name="ce131" office:value-type="string" calcext:value-type="string">
            <text:p>Pass test %</text:p>
          </table:table-cell>
          <table:table-cell table:style-name="ce131" office:value-type="string" calcext:value-type="string">
            <text:p>Total test covered</text:p>
          </table:table-cell>
          <table:table-cell table:number-columns-repeated="1015"/>
        </table:table-row>
        <table:table-row table:style-name="ro35">
          <table:table-cell table:style-name="ce132" table:formula="of:=COUNTIF([$TestCases.B2:.B88];&quot;*&quot;)" office:value-type="float" office:value="57" calcext:value-type="float">
            <text:p>57</text:p>
          </table:table-cell>
          <table:table-cell table:style-name="ce132" table:formula="of:=COUNTIF([$TestCases.I2:.O88];&quot;Pass&quot;)" office:value-type="float" office:value="0" calcext:value-type="float">
            <text:p>0</text:p>
          </table:table-cell>
          <table:table-cell table:style-name="ce132" table:formula="of:=COUNTIF([$TestCases.I2:.I88];&quot;Fail&quot;)" office:value-type="float" office:value="0" calcext:value-type="float">
            <text:p>0</text:p>
          </table:table-cell>
          <table:table-cell table:style-name="ce132" table:formula="of:=COUNTIF([$TestCases.I2:.I88];&quot;Blocked&quot;)" office:value-type="float" office:value="0" calcext:value-type="float">
            <text:p>0</text:p>
          </table:table-cell>
          <table:table-cell table:style-name="ce132" table:formula="of:=[.B2]+[.C2]" office:value-type="float" office:value="0" calcext:value-type="float">
            <text:p>0</text:p>
          </table:table-cell>
          <table:table-cell table:style-name="ce133" table:formula="of:=([.D2]/[.A2])*100" office:value-type="float" office:value="0" calcext:value-type="float">
            <text:p>0.00</text:p>
          </table:table-cell>
          <table:table-cell table:style-name="ce134" table:formula="of:=([.C2]/[.A2])*100" office:value-type="float" office:value="0" calcext:value-type="float">
            <text:p>0.00</text:p>
          </table:table-cell>
          <table:table-cell table:style-name="ce133" table:formula="of:=([.B2]/[.A2])*100" office:value-type="float" office:value="0" calcext:value-type="float">
            <text:p>0.00</text:p>
          </table:table-cell>
          <table:table-cell table:style-name="ce135" table:formula="of:=(([.B2]+[.C2])/[.A2])*100" office:value-type="float" office:value="0" calcext:value-type="float">
            <text:p>0.00</text:p>
          </table:table-cell>
          <table:table-cell table:number-columns-repeated="1015"/>
        </table:table-row>
        <table:table-row table:style-name="ro32" table:number-rows-repeated="998">
          <table:table-cell table:number-columns-repeated="1024"/>
        </table:table-row>
        <table:table-row table:style-name="ro33" table:number-rows-repeated="1047575">
          <table:table-cell table:number-columns-repeated="1024"/>
        </table:table-row>
        <table:table-row table:style-name="ro33">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Arial4" svg:font-family="Arial"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3"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2">00/00/0000</text:date>, <text:time style:data-style-name="N2" text:time-value="15:02:46.75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12T15:04:19.671000000</dc:date>
    <meta:generator>LibreOffice/7.3.0.3$Windows_X86_64 LibreOffice_project/0f246aa12d0eee4a0f7adcefbf7c878fc2238db3</meta:generator>
    <meta:editing-duration>PT2H29M59S</meta:editing-duration>
    <meta:editing-cycles>14</meta:editing-cycles>
    <meta:document-statistic meta:table-count="2" meta:cell-count="319" meta:object-count="0"/>
    <meta:user-defined meta:name="AppVersion">16.0300</meta:user-defined>
  </office:meta>
</office:document-meta>
</file>